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CSO-P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68074" calcext:value-type="float">
            <text:p>0,168074</text:p>
          </table:table-cell>
          <table:table-cell office:value-type="float" office:value="229" calcext:value-type="float">
            <text:p>229</text:p>
          </table:table-cell>
          <table:table-cell office:value-type="float" office:value="0.240186" calcext:value-type="float">
            <text:p>0,240186</text:p>
          </table:table-cell>
          <table:table-cell table:style-name="ce1" office:value-type="float" office:value="3535143689" calcext:value-type="float">
            <text:p>3535143689</text:p>
          </table:table-cell>
          <table:table-cell office:value-type="float" office:value="6.11868" calcext:value-type="float">
            <text:p>6,11868</text:p>
          </table:table-cell>
          <table:table-cell office:value-type="float" office:value="1475" calcext:value-type="float">
            <text:p>1475</text:p>
          </table:table-cell>
          <table:table-cell office:value-type="float" office:value="8.09147" calcext:value-type="float">
            <text:p>8,09147</text:p>
          </table:table-cell>
          <table:table-cell table:style-name="ce1" office:value-type="float" office:value="38617851511" calcext:value-type="float">
            <text:p>38617851511</text:p>
          </table:table-cell>
          <table:table-cell office:value-type="float" office:value="0.279799" calcext:value-type="float">
            <text:p>0,279799</text:p>
          </table:table-cell>
          <table:table-cell office:value-type="float" office:value="281" calcext:value-type="float">
            <text:p>281</text:p>
          </table:table-cell>
          <table:table-cell office:value-type="float" office:value="0.380262" calcext:value-type="float">
            <text:p>0,380262</text:p>
          </table:table-cell>
          <table:table-cell table:style-name="ce1" office:value-type="float" office:value="2663395797" calcext:value-type="float">
            <text:p>2663395797</text:p>
          </table:table-cell>
          <table:table-cell office:value-type="float" office:value="1.93284" calcext:value-type="float">
            <text:p>1,93284</text:p>
          </table:table-cell>
          <table:table-cell office:value-type="float" office:value="687" calcext:value-type="float">
            <text:p>687</text:p>
          </table:table-cell>
          <table:table-cell office:value-type="float" office:value="3.18295" calcext:value-type="float">
            <text:p>3,18295</text:p>
          </table:table-cell>
          <table:table-cell table:style-name="ce1" office:value-type="float" office:value="6880352064" calcext:value-type="float">
            <text:p>688035206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68074" calcext:value-type="float">
            <text:p>0,168074</text:p>
          </table:table-cell>
          <table:table-cell office:value-type="float" office:value="229" calcext:value-type="float">
            <text:p>229</text:p>
          </table:table-cell>
          <table:table-cell office:value-type="float" office:value="0.240186" calcext:value-type="float">
            <text:p>0,240186</text:p>
          </table:table-cell>
          <table:table-cell table:style-name="ce1" office:value-type="float" office:value="3412085770" calcext:value-type="float">
            <text:p>3412085770</text:p>
          </table:table-cell>
          <table:table-cell office:value-type="float" office:value="6.11868" calcext:value-type="float">
            <text:p>6,11868</text:p>
          </table:table-cell>
          <table:table-cell office:value-type="float" office:value="1475" calcext:value-type="float">
            <text:p>1475</text:p>
          </table:table-cell>
          <table:table-cell office:value-type="float" office:value="8.09147" calcext:value-type="float">
            <text:p>8,09147</text:p>
          </table:table-cell>
          <table:table-cell table:style-name="ce1" office:value-type="float" office:value="38187126030" calcext:value-type="float">
            <text:p>38187126030</text:p>
          </table:table-cell>
          <table:table-cell office:value-type="float" office:value="0.279799" calcext:value-type="float">
            <text:p>0,279799</text:p>
          </table:table-cell>
          <table:table-cell office:value-type="float" office:value="281" calcext:value-type="float">
            <text:p>281</text:p>
          </table:table-cell>
          <table:table-cell office:value-type="float" office:value="0.380262" calcext:value-type="float">
            <text:p>0,380262</text:p>
          </table:table-cell>
          <table:table-cell table:style-name="ce1" office:value-type="float" office:value="2711968597" calcext:value-type="float">
            <text:p>2711968597</text:p>
          </table:table-cell>
          <table:table-cell office:value-type="float" office:value="1.93284" calcext:value-type="float">
            <text:p>1,93284</text:p>
          </table:table-cell>
          <table:table-cell office:value-type="float" office:value="687" calcext:value-type="float">
            <text:p>687</text:p>
          </table:table-cell>
          <table:table-cell office:value-type="float" office:value="3.18295" calcext:value-type="float">
            <text:p>3,18295</text:p>
          </table:table-cell>
          <table:table-cell table:style-name="ce1" office:value-type="float" office:value="6834754277" calcext:value-type="float">
            <text:p>683475427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68074" calcext:value-type="float">
            <text:p>0,168074</text:p>
          </table:table-cell>
          <table:table-cell office:value-type="float" office:value="229" calcext:value-type="float">
            <text:p>229</text:p>
          </table:table-cell>
          <table:table-cell office:value-type="float" office:value="0.240186" calcext:value-type="float">
            <text:p>0,240186</text:p>
          </table:table-cell>
          <table:table-cell table:style-name="ce1" office:value-type="float" office:value="3330623776" calcext:value-type="float">
            <text:p>3330623776</text:p>
          </table:table-cell>
          <table:table-cell office:value-type="float" office:value="6.11868" calcext:value-type="float">
            <text:p>6,11868</text:p>
          </table:table-cell>
          <table:table-cell office:value-type="float" office:value="1475" calcext:value-type="float">
            <text:p>1475</text:p>
          </table:table-cell>
          <table:table-cell office:value-type="float" office:value="8.09147" calcext:value-type="float">
            <text:p>8,09147</text:p>
          </table:table-cell>
          <table:table-cell table:style-name="ce1" office:value-type="float" office:value="39574447282" calcext:value-type="float">
            <text:p>39574447282</text:p>
          </table:table-cell>
          <table:table-cell office:value-type="float" office:value="0.279799" calcext:value-type="float">
            <text:p>0,279799</text:p>
          </table:table-cell>
          <table:table-cell office:value-type="float" office:value="281" calcext:value-type="float">
            <text:p>281</text:p>
          </table:table-cell>
          <table:table-cell office:value-type="float" office:value="0.380262" calcext:value-type="float">
            <text:p>0,380262</text:p>
          </table:table-cell>
          <table:table-cell table:style-name="ce1" office:value-type="float" office:value="2677022489" calcext:value-type="float">
            <text:p>2677022489</text:p>
          </table:table-cell>
          <table:table-cell office:value-type="float" office:value="1.93284" calcext:value-type="float">
            <text:p>1,93284</text:p>
          </table:table-cell>
          <table:table-cell office:value-type="float" office:value="687" calcext:value-type="float">
            <text:p>687</text:p>
          </table:table-cell>
          <table:table-cell office:value-type="float" office:value="3.18295" calcext:value-type="float">
            <text:p>3,18295</text:p>
          </table:table-cell>
          <table:table-cell table:style-name="ce1" office:value-type="float" office:value="7770897633" calcext:value-type="float">
            <text:p>777089763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68074" calcext:value-type="float">
            <text:p>0,168074</text:p>
          </table:table-cell>
          <table:table-cell office:value-type="float" office:value="229" calcext:value-type="float">
            <text:p>229</text:p>
          </table:table-cell>
          <table:table-cell office:value-type="float" office:value="0.240186" calcext:value-type="float">
            <text:p>0,240186</text:p>
          </table:table-cell>
          <table:table-cell table:style-name="ce1" office:value-type="float" office:value="3242887631" calcext:value-type="float">
            <text:p>3242887631</text:p>
          </table:table-cell>
          <table:table-cell office:value-type="float" office:value="6.11868" calcext:value-type="float">
            <text:p>6,11868</text:p>
          </table:table-cell>
          <table:table-cell office:value-type="float" office:value="1475" calcext:value-type="float">
            <text:p>1475</text:p>
          </table:table-cell>
          <table:table-cell office:value-type="float" office:value="8.09147" calcext:value-type="float">
            <text:p>8,09147</text:p>
          </table:table-cell>
          <table:table-cell table:style-name="ce1" office:value-type="float" office:value="38181985527" calcext:value-type="float">
            <text:p>38181985527</text:p>
          </table:table-cell>
          <table:table-cell office:value-type="float" office:value="0.279799" calcext:value-type="float">
            <text:p>0,279799</text:p>
          </table:table-cell>
          <table:table-cell office:value-type="float" office:value="281" calcext:value-type="float">
            <text:p>281</text:p>
          </table:table-cell>
          <table:table-cell office:value-type="float" office:value="0.380262" calcext:value-type="float">
            <text:p>0,380262</text:p>
          </table:table-cell>
          <table:table-cell table:style-name="ce1" office:value-type="float" office:value="2663704640" calcext:value-type="float">
            <text:p>2663704640</text:p>
          </table:table-cell>
          <table:table-cell office:value-type="float" office:value="1.93284" calcext:value-type="float">
            <text:p>1,93284</text:p>
          </table:table-cell>
          <table:table-cell office:value-type="float" office:value="687" calcext:value-type="float">
            <text:p>687</text:p>
          </table:table-cell>
          <table:table-cell office:value-type="float" office:value="3.18295" calcext:value-type="float">
            <text:p>3,18295</text:p>
          </table:table-cell>
          <table:table-cell table:style-name="ce1" office:value-type="float" office:value="7019069079" calcext:value-type="float">
            <text:p>701906907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68074" calcext:value-type="float">
            <text:p>0,168074</text:p>
          </table:table-cell>
          <table:table-cell office:value-type="float" office:value="229" calcext:value-type="float">
            <text:p>229</text:p>
          </table:table-cell>
          <table:table-cell office:value-type="float" office:value="0.240186" calcext:value-type="float">
            <text:p>0,240186</text:p>
          </table:table-cell>
          <table:table-cell table:style-name="ce1" office:value-type="float" office:value="3356106940" calcext:value-type="float">
            <text:p>3356106940</text:p>
          </table:table-cell>
          <table:table-cell office:value-type="float" office:value="6.11868" calcext:value-type="float">
            <text:p>6,11868</text:p>
          </table:table-cell>
          <table:table-cell office:value-type="float" office:value="1475" calcext:value-type="float">
            <text:p>1475</text:p>
          </table:table-cell>
          <table:table-cell office:value-type="float" office:value="8.09147" calcext:value-type="float">
            <text:p>8,09147</text:p>
          </table:table-cell>
          <table:table-cell table:style-name="ce1" office:value-type="float" office:value="37803817052" calcext:value-type="float">
            <text:p>37803817052</text:p>
          </table:table-cell>
          <table:table-cell office:value-type="float" office:value="0.279799" calcext:value-type="float">
            <text:p>0,279799</text:p>
          </table:table-cell>
          <table:table-cell office:value-type="float" office:value="281" calcext:value-type="float">
            <text:p>281</text:p>
          </table:table-cell>
          <table:table-cell office:value-type="float" office:value="0.380262" calcext:value-type="float">
            <text:p>0,380262</text:p>
          </table:table-cell>
          <table:table-cell table:style-name="ce1" office:value-type="float" office:value="2691096041" calcext:value-type="float">
            <text:p>2691096041</text:p>
          </table:table-cell>
          <table:table-cell office:value-type="float" office:value="1.93284" calcext:value-type="float">
            <text:p>1,93284</text:p>
          </table:table-cell>
          <table:table-cell office:value-type="float" office:value="687" calcext:value-type="float">
            <text:p>687</text:p>
          </table:table-cell>
          <table:table-cell office:value-type="float" office:value="3.18295" calcext:value-type="float">
            <text:p>3,18295</text:p>
          </table:table-cell>
          <table:table-cell table:style-name="ce1" office:value-type="float" office:value="7045751752" calcext:value-type="float">
            <text:p>704575175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68074" calcext:value-type="float">
            <text:p>0,168074</text:p>
          </table:table-cell>
          <table:table-cell table:formula="of:=([.C3]+[.C4]+[.C5]+[.C6]+[.C7])/5" office:value-type="float" office:value="229" calcext:value-type="float">
            <text:p>229</text:p>
          </table:table-cell>
          <table:table-cell table:formula="of:=([.D3]+[.D4]+[.D5]+[.D6]+[.D7])/5" office:value-type="float" office:value="0.240186" calcext:value-type="float">
            <text:p>0,240186</text:p>
          </table:table-cell>
          <table:table-cell table:style-name="ce1" table:formula="of:=([.E3]+[.E4]+[.E5]+[.E6]+[.E7])/5" office:value-type="float" office:value="3375369561.2" calcext:value-type="float">
            <text:p>3375369561,2</text:p>
          </table:table-cell>
          <table:table-cell table:formula="of:=([.F3]+[.F4]+[.F5]+[.F6]+[.F7])/5" office:value-type="float" office:value="6.11868" calcext:value-type="float">
            <text:p>6,11868</text:p>
          </table:table-cell>
          <table:table-cell table:formula="of:=([.G3]+[.G4]+[.G5]+[.G6]+[.G7])/5" office:value-type="float" office:value="1475" calcext:value-type="float">
            <text:p>1475</text:p>
          </table:table-cell>
          <table:table-cell table:formula="of:=([.H3]+[.H4]+[.H5]+[.H6]+[.H7])/5" office:value-type="float" office:value="8.09147" calcext:value-type="float">
            <text:p>8,09147</text:p>
          </table:table-cell>
          <table:table-cell table:style-name="ce1" table:formula="of:=([.I3]+[.I4]+[.I5]+[.I6]+[.I7])/5" office:value-type="float" office:value="38473045480.4" calcext:value-type="float">
            <text:p>38473045480,4</text:p>
          </table:table-cell>
          <table:table-cell table:formula="of:=([.J3]+[.J4]+[.J5]+[.J6]+[.J7])/5" office:value-type="float" office:value="0.279799" calcext:value-type="float">
            <text:p>0,279799</text:p>
          </table:table-cell>
          <table:table-cell table:formula="of:=([.K3]+[.K4]+[.K5]+[.K6]+[.K7])/5" office:value-type="float" office:value="281" calcext:value-type="float">
            <text:p>281</text:p>
          </table:table-cell>
          <table:table-cell table:formula="of:=([.L3]+[.L4]+[.L5]+[.L6]+[.L7])/5" office:value-type="float" office:value="0.380262" calcext:value-type="float">
            <text:p>0,380262</text:p>
          </table:table-cell>
          <table:table-cell table:style-name="ce1" table:formula="of:=([.M3]+[.M4]+[.M5]+[.M6]+[.M7])/5" office:value-type="float" office:value="2681437512.8" calcext:value-type="float">
            <text:p>2681437512,8</text:p>
          </table:table-cell>
          <table:table-cell table:formula="of:=([.N3]+[.N4]+[.N5]+[.N6]+[.N7])/5" office:value-type="float" office:value="1.93284" calcext:value-type="float">
            <text:p>1,93284</text:p>
          </table:table-cell>
          <table:table-cell table:formula="of:=([.O3]+[.O4]+[.O5]+[.O6]+[.O7])/5" office:value-type="float" office:value="687" calcext:value-type="float">
            <text:p>687</text:p>
          </table:table-cell>
          <table:table-cell table:formula="of:=([.P3]+[.P4]+[.P5]+[.P6]+[.P7])/5" office:value-type="float" office:value="3.18295" calcext:value-type="float">
            <text:p>3,18295</text:p>
          </table:table-cell>
          <table:table-cell table:style-name="ce1" table:formula="of:=([.Q3]+[.Q4]+[.Q5]+[.Q6]+[.Q7])/5" office:value-type="float" office:value="7110164961" calcext:value-type="float">
            <text:p>7110164961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5752" calcext:value-type="float">
            <text:p>0,15752</text:p>
          </table:table-cell>
          <table:table-cell office:value-type="float" office:value="213" calcext:value-type="float">
            <text:p>213</text:p>
          </table:table-cell>
          <table:table-cell office:value-type="float" office:value="0.224593" calcext:value-type="float">
            <text:p>0,224593</text:p>
          </table:table-cell>
          <table:table-cell table:style-name="ce1" office:value-type="float" office:value="3260729167" calcext:value-type="float">
            <text:p>3260729167</text:p>
          </table:table-cell>
          <table:table-cell office:value-type="float" office:value="6.563" calcext:value-type="float">
            <text:p>6,563</text:p>
          </table:table-cell>
          <table:table-cell office:value-type="float" office:value="1490" calcext:value-type="float">
            <text:p>1490</text:p>
          </table:table-cell>
          <table:table-cell office:value-type="float" office:value="8.55585" calcext:value-type="float">
            <text:p>8,55585</text:p>
          </table:table-cell>
          <table:table-cell table:style-name="ce1" office:value-type="float" office:value="24548431172" calcext:value-type="float">
            <text:p>24548431172</text:p>
          </table:table-cell>
          <table:table-cell office:value-type="float" office:value="0.273936" calcext:value-type="float">
            <text:p>0,273936</text:p>
          </table:table-cell>
          <table:table-cell office:value-type="float" office:value="263" calcext:value-type="float">
            <text:p>263</text:p>
          </table:table-cell>
          <table:table-cell office:value-type="float" office:value="0.367963" calcext:value-type="float">
            <text:p>0,367963</text:p>
          </table:table-cell>
          <table:table-cell table:style-name="ce1" office:value-type="float" office:value="2842070794" calcext:value-type="float">
            <text:p>2842070794</text:p>
          </table:table-cell>
          <table:table-cell office:value-type="float" office:value="1.7178" calcext:value-type="float">
            <text:p>1,7178</text:p>
          </table:table-cell>
          <table:table-cell office:value-type="float" office:value="880" calcext:value-type="float">
            <text:p>880</text:p>
          </table:table-cell>
          <table:table-cell office:value-type="float" office:value="3.3191" calcext:value-type="float">
            <text:p>3,3191</text:p>
          </table:table-cell>
          <table:table-cell table:style-name="ce1" office:value-type="float" office:value="5745138297" calcext:value-type="float">
            <text:p>574513829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5752" calcext:value-type="float">
            <text:p>0,15752</text:p>
          </table:table-cell>
          <table:table-cell office:value-type="float" office:value="213" calcext:value-type="float">
            <text:p>213</text:p>
          </table:table-cell>
          <table:table-cell office:value-type="float" office:value="0.224593" calcext:value-type="float">
            <text:p>0,224593</text:p>
          </table:table-cell>
          <table:table-cell table:style-name="ce34" office:value-type="float" office:value="3287813097" calcext:value-type="float">
            <text:p>3287813097</text:p>
          </table:table-cell>
          <table:table-cell office:value-type="float" office:value="6.563" calcext:value-type="float">
            <text:p>6,563</text:p>
          </table:table-cell>
          <table:table-cell office:value-type="float" office:value="1490" calcext:value-type="float">
            <text:p>1490</text:p>
          </table:table-cell>
          <table:table-cell office:value-type="float" office:value="8.55585" calcext:value-type="float">
            <text:p>8,55585</text:p>
          </table:table-cell>
          <table:table-cell table:style-name="ce1" office:value-type="float" office:value="24500256880" calcext:value-type="float">
            <text:p>24500256880</text:p>
          </table:table-cell>
          <table:table-cell office:value-type="float" office:value="0.273936" calcext:value-type="float">
            <text:p>0,273936</text:p>
          </table:table-cell>
          <table:table-cell office:value-type="float" office:value="263" calcext:value-type="float">
            <text:p>263</text:p>
          </table:table-cell>
          <table:table-cell office:value-type="float" office:value="0.367963" calcext:value-type="float">
            <text:p>0,367963</text:p>
          </table:table-cell>
          <table:table-cell table:style-name="ce1" office:value-type="float" office:value="2841947855" calcext:value-type="float">
            <text:p>2841947855</text:p>
          </table:table-cell>
          <table:table-cell office:value-type="float" office:value="1.7178" calcext:value-type="float">
            <text:p>1,7178</text:p>
          </table:table-cell>
          <table:table-cell office:value-type="float" office:value="880" calcext:value-type="float">
            <text:p>880</text:p>
          </table:table-cell>
          <table:table-cell office:value-type="float" office:value="3.3191" calcext:value-type="float">
            <text:p>3,3191</text:p>
          </table:table-cell>
          <table:table-cell table:style-name="ce1" office:value-type="float" office:value="5805650650" calcext:value-type="float">
            <text:p>580565065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5752" calcext:value-type="float">
            <text:p>0,15752</text:p>
          </table:table-cell>
          <table:table-cell office:value-type="float" office:value="213" calcext:value-type="float">
            <text:p>213</text:p>
          </table:table-cell>
          <table:table-cell office:value-type="float" office:value="0.224593" calcext:value-type="float">
            <text:p>0,224593</text:p>
          </table:table-cell>
          <table:table-cell table:style-name="ce1" office:value-type="float" office:value="3311029387" calcext:value-type="float">
            <text:p>3311029387</text:p>
          </table:table-cell>
          <table:table-cell office:value-type="float" office:value="6.563" calcext:value-type="float">
            <text:p>6,563</text:p>
          </table:table-cell>
          <table:table-cell office:value-type="float" office:value="1490" calcext:value-type="float">
            <text:p>1490</text:p>
          </table:table-cell>
          <table:table-cell office:value-type="float" office:value="8.55585" calcext:value-type="float">
            <text:p>8,55585</text:p>
          </table:table-cell>
          <table:table-cell table:style-name="ce1" office:value-type="float" office:value="24578597569" calcext:value-type="float">
            <text:p>24578597569</text:p>
          </table:table-cell>
          <table:table-cell office:value-type="float" office:value="0.273936" calcext:value-type="float">
            <text:p>0,273936</text:p>
          </table:table-cell>
          <table:table-cell office:value-type="float" office:value="263" calcext:value-type="float">
            <text:p>263</text:p>
          </table:table-cell>
          <table:table-cell office:value-type="float" office:value="0.367963" calcext:value-type="float">
            <text:p>0,367963</text:p>
          </table:table-cell>
          <table:table-cell table:style-name="ce1" office:value-type="float" office:value="2843326773" calcext:value-type="float">
            <text:p>2843326773</text:p>
          </table:table-cell>
          <table:table-cell office:value-type="float" office:value="1.7178" calcext:value-type="float">
            <text:p>1,7178</text:p>
          </table:table-cell>
          <table:table-cell office:value-type="float" office:value="880" calcext:value-type="float">
            <text:p>880</text:p>
          </table:table-cell>
          <table:table-cell office:value-type="float" office:value="3.3191" calcext:value-type="float">
            <text:p>3,3191</text:p>
          </table:table-cell>
          <table:table-cell table:style-name="ce1" office:value-type="float" office:value="5814151928" calcext:value-type="float">
            <text:p>581415192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5752" calcext:value-type="float">
            <text:p>0,15752</text:p>
          </table:table-cell>
          <table:table-cell office:value-type="float" office:value="213" calcext:value-type="float">
            <text:p>213</text:p>
          </table:table-cell>
          <table:table-cell office:value-type="float" office:value="0.224593" calcext:value-type="float">
            <text:p>0,224593</text:p>
          </table:table-cell>
          <table:table-cell table:style-name="ce1" office:value-type="float" office:value="3323606694" calcext:value-type="float">
            <text:p>3323606694</text:p>
          </table:table-cell>
          <table:table-cell office:value-type="float" office:value="6.563" calcext:value-type="float">
            <text:p>6,563</text:p>
          </table:table-cell>
          <table:table-cell office:value-type="float" office:value="1490" calcext:value-type="float">
            <text:p>1490</text:p>
          </table:table-cell>
          <table:table-cell office:value-type="float" office:value="8.55585" calcext:value-type="float">
            <text:p>8,55585</text:p>
          </table:table-cell>
          <table:table-cell table:style-name="ce1" office:value-type="float" office:value="24881666170" calcext:value-type="float">
            <text:p>24881666170</text:p>
          </table:table-cell>
          <table:table-cell office:value-type="float" office:value="0.273936" calcext:value-type="float">
            <text:p>0,273936</text:p>
          </table:table-cell>
          <table:table-cell office:value-type="float" office:value="263" calcext:value-type="float">
            <text:p>263</text:p>
          </table:table-cell>
          <table:table-cell office:value-type="float" office:value="0.367963" calcext:value-type="float">
            <text:p>0,367963</text:p>
          </table:table-cell>
          <table:table-cell table:style-name="ce1" office:value-type="float" office:value="2886942517" calcext:value-type="float">
            <text:p>2886942517</text:p>
          </table:table-cell>
          <table:table-cell office:value-type="float" office:value="1.7178" calcext:value-type="float">
            <text:p>1,7178</text:p>
          </table:table-cell>
          <table:table-cell office:value-type="float" office:value="880" calcext:value-type="float">
            <text:p>880</text:p>
          </table:table-cell>
          <table:table-cell office:value-type="float" office:value="3.3191" calcext:value-type="float">
            <text:p>3,3191</text:p>
          </table:table-cell>
          <table:table-cell table:style-name="ce1" office:value-type="float" office:value="5873720806" calcext:value-type="float">
            <text:p>587372080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5752" calcext:value-type="float">
            <text:p>0,15752</text:p>
          </table:table-cell>
          <table:table-cell office:value-type="float" office:value="213" calcext:value-type="float">
            <text:p>213</text:p>
          </table:table-cell>
          <table:table-cell office:value-type="float" office:value="0.224593" calcext:value-type="float">
            <text:p>0,224593</text:p>
          </table:table-cell>
          <table:table-cell table:style-name="ce1" office:value-type="float" office:value="3372101907" calcext:value-type="float">
            <text:p>3372101907</text:p>
          </table:table-cell>
          <table:table-cell office:value-type="float" office:value="6.563" calcext:value-type="float">
            <text:p>6,563</text:p>
          </table:table-cell>
          <table:table-cell office:value-type="float" office:value="1490" calcext:value-type="float">
            <text:p>1490</text:p>
          </table:table-cell>
          <table:table-cell office:value-type="float" office:value="8.55585" calcext:value-type="float">
            <text:p>8,55585</text:p>
          </table:table-cell>
          <table:table-cell table:style-name="ce1" office:value-type="float" office:value="24693693242" calcext:value-type="float">
            <text:p>24693693242</text:p>
          </table:table-cell>
          <table:table-cell office:value-type="float" office:value="0.273936" calcext:value-type="float">
            <text:p>0,273936</text:p>
          </table:table-cell>
          <table:table-cell office:value-type="float" office:value="263" calcext:value-type="float">
            <text:p>263</text:p>
          </table:table-cell>
          <table:table-cell office:value-type="float" office:value="0.367963" calcext:value-type="float">
            <text:p>0,367963</text:p>
          </table:table-cell>
          <table:table-cell table:style-name="ce1" office:value-type="float" office:value="2887908305" calcext:value-type="float">
            <text:p>2887908305</text:p>
          </table:table-cell>
          <table:table-cell office:value-type="float" office:value="1.7178" calcext:value-type="float">
            <text:p>1,7178</text:p>
          </table:table-cell>
          <table:table-cell office:value-type="float" office:value="880" calcext:value-type="float">
            <text:p>880</text:p>
          </table:table-cell>
          <table:table-cell office:value-type="float" office:value="3.3191" calcext:value-type="float">
            <text:p>3,3191</text:p>
          </table:table-cell>
          <table:table-cell table:style-name="ce1" office:value-type="float" office:value="5830515443" calcext:value-type="float">
            <text:p>583051544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5752" calcext:value-type="float">
            <text:p>0,15752</text:p>
          </table:table-cell>
          <table:table-cell table:formula="of:=([.C10]+[.C11]+[.C12]+[.C13]+[.C14])/5" office:value-type="float" office:value="213" calcext:value-type="float">
            <text:p>213</text:p>
          </table:table-cell>
          <table:table-cell table:formula="of:=([.D10]+[.D11]+[.D12]+[.D13]+[.D14])/5" office:value-type="float" office:value="0.224593" calcext:value-type="float">
            <text:p>0,224593</text:p>
          </table:table-cell>
          <table:table-cell table:style-name="ce1" table:formula="of:=([.E10]+[.E11]+[.E12]+[.E13]+[.E14])/5" office:value-type="float" office:value="3311056050.4" calcext:value-type="float">
            <text:p>3311056050,4</text:p>
          </table:table-cell>
          <table:table-cell table:formula="of:=([.F10]+[.F11]+[.F12]+[.F13]+[.F14])/5" office:value-type="float" office:value="6.563" calcext:value-type="float">
            <text:p>6,563</text:p>
          </table:table-cell>
          <table:table-cell table:formula="of:=([.G10]+[.G11]+[.G12]+[.G13]+[.G14])/5" office:value-type="float" office:value="1490" calcext:value-type="float">
            <text:p>1490</text:p>
          </table:table-cell>
          <table:table-cell table:formula="of:=([.H10]+[.H11]+[.H12]+[.H13]+[.H14])/5" office:value-type="float" office:value="8.55585" calcext:value-type="float">
            <text:p>8,55585</text:p>
          </table:table-cell>
          <table:table-cell table:style-name="ce1" table:formula="of:=([.I10]+[.I11]+[.I12]+[.I13]+[.I14])/5" office:value-type="float" office:value="24640529006.6" calcext:value-type="float">
            <text:p>24640529006,6</text:p>
          </table:table-cell>
          <table:table-cell table:formula="of:=([.J10]+[.J11]+[.J12]+[.J13]+[.J14])/5" office:value-type="float" office:value="0.273936" calcext:value-type="float">
            <text:p>0,273936</text:p>
          </table:table-cell>
          <table:table-cell table:formula="of:=([.K10]+[.K11]+[.K12]+[.K13]+[.K14])/5" office:value-type="float" office:value="263" calcext:value-type="float">
            <text:p>263</text:p>
          </table:table-cell>
          <table:table-cell table:formula="of:=([.L10]+[.L11]+[.L12]+[.L13]+[.L14])/5" office:value-type="float" office:value="0.367963" calcext:value-type="float">
            <text:p>0,367963</text:p>
          </table:table-cell>
          <table:table-cell table:style-name="ce1" table:formula="of:=([.M10]+[.M11]+[.M12]+[.M13]+[.M14])/5" office:value-type="float" office:value="2860439248.8" calcext:value-type="float">
            <text:p>2860439248,8</text:p>
          </table:table-cell>
          <table:table-cell table:formula="of:=([.N10]+[.N11]+[.N12]+[.N13]+[.N14])/5" office:value-type="float" office:value="1.7178" calcext:value-type="float">
            <text:p>1,7178</text:p>
          </table:table-cell>
          <table:table-cell table:formula="of:=([.O10]+[.O11]+[.O12]+[.O13]+[.O14])/5" office:value-type="float" office:value="880" calcext:value-type="float">
            <text:p>880</text:p>
          </table:table-cell>
          <table:table-cell table:formula="of:=([.P10]+[.P11]+[.P12]+[.P13]+[.P14])/5" office:value-type="float" office:value="3.3191" calcext:value-type="float">
            <text:p>3,3191</text:p>
          </table:table-cell>
          <table:table-cell table:style-name="ce1" table:formula="of:=([.Q10]+[.Q11]+[.Q12]+[.Q13]+[.Q14])/5" office:value-type="float" office:value="5813835424.8" calcext:value-type="float">
            <text:p>5813835424,8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47407" calcext:value-type="float">
            <text:p>0,147407</text:p>
          </table:table-cell>
          <table:table-cell office:value-type="float" office:value="101" calcext:value-type="float">
            <text:p>101</text:p>
          </table:table-cell>
          <table:table-cell office:value-type="float" office:value="0.179212" calcext:value-type="float">
            <text:p>0,179212</text:p>
          </table:table-cell>
          <table:table-cell table:style-name="ce1" office:value-type="float" office:value="4472156809" calcext:value-type="float">
            <text:p>4472156809</text:p>
          </table:table-cell>
          <table:table-cell office:value-type="float" office:value="6.41465" calcext:value-type="float">
            <text:p>6,41465</text:p>
          </table:table-cell>
          <table:table-cell office:value-type="float" office:value="1547" calcext:value-type="float">
            <text:p>1547</text:p>
          </table:table-cell>
          <table:table-cell office:value-type="float" office:value="8.48374" calcext:value-type="float">
            <text:p>8,48374</text:p>
          </table:table-cell>
          <table:table-cell table:style-name="ce1" office:value-type="float" office:value="23543183535" calcext:value-type="float">
            <text:p>23543183535</text:p>
          </table:table-cell>
          <table:table-cell office:value-type="float" office:value="0.253382" calcext:value-type="float">
            <text:p>0,253382</text:p>
          </table:table-cell>
          <table:table-cell office:value-type="float" office:value="184" calcext:value-type="float">
            <text:p>184</text:p>
          </table:table-cell>
          <table:table-cell office:value-type="float" office:value="0.319165" calcext:value-type="float">
            <text:p>0,319165</text:p>
          </table:table-cell>
          <table:table-cell table:style-name="ce1" office:value-type="float" office:value="3591763627" calcext:value-type="float">
            <text:p>3591763627</text:p>
          </table:table-cell>
          <table:table-cell office:value-type="float" office:value="1.6648" calcext:value-type="float">
            <text:p>1,6648</text:p>
          </table:table-cell>
          <table:table-cell office:value-type="float" office:value="916" calcext:value-type="float">
            <text:p>916</text:p>
          </table:table-cell>
          <table:table-cell office:value-type="float" office:value="3.33161" calcext:value-type="float">
            <text:p>3,33161</text:p>
          </table:table-cell>
          <table:table-cell table:style-name="ce1" office:value-type="float" office:value="7606353752" calcext:value-type="float">
            <text:p>7606353752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47407" calcext:value-type="float">
            <text:p>0,147407</text:p>
          </table:table-cell>
          <table:table-cell office:value-type="float" office:value="101" calcext:value-type="float">
            <text:p>101</text:p>
          </table:table-cell>
          <table:table-cell office:value-type="float" office:value="0.179212" calcext:value-type="float">
            <text:p>0,179212</text:p>
          </table:table-cell>
          <table:table-cell table:style-name="ce1" office:value-type="float" office:value="4475299256" calcext:value-type="float">
            <text:p>4475299256</text:p>
          </table:table-cell>
          <table:table-cell office:value-type="float" office:value="6.41465" calcext:value-type="float">
            <text:p>6,41465</text:p>
          </table:table-cell>
          <table:table-cell office:value-type="float" office:value="1547" calcext:value-type="float">
            <text:p>1547</text:p>
          </table:table-cell>
          <table:table-cell office:value-type="float" office:value="8.48374" calcext:value-type="float">
            <text:p>8,48374</text:p>
          </table:table-cell>
          <table:table-cell table:style-name="ce1" office:value-type="float" office:value="23690342547" calcext:value-type="float">
            <text:p>23690342547</text:p>
          </table:table-cell>
          <table:table-cell office:value-type="float" office:value="0.253382" calcext:value-type="float">
            <text:p>0,253382</text:p>
          </table:table-cell>
          <table:table-cell office:value-type="float" office:value="184" calcext:value-type="float">
            <text:p>184</text:p>
          </table:table-cell>
          <table:table-cell office:value-type="float" office:value="0.319165" calcext:value-type="float">
            <text:p>0,319165</text:p>
          </table:table-cell>
          <table:table-cell table:style-name="ce1" office:value-type="float" office:value="3702041385" calcext:value-type="float">
            <text:p>3702041385</text:p>
          </table:table-cell>
          <table:table-cell office:value-type="float" office:value="1.6648" calcext:value-type="float">
            <text:p>1,6648</text:p>
          </table:table-cell>
          <table:table-cell office:value-type="float" office:value="916" calcext:value-type="float">
            <text:p>916</text:p>
          </table:table-cell>
          <table:table-cell office:value-type="float" office:value="3.33161" calcext:value-type="float">
            <text:p>3,33161</text:p>
          </table:table-cell>
          <table:table-cell table:style-name="ce1" office:value-type="float" office:value="7602722462" calcext:value-type="float">
            <text:p>760272246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47407" calcext:value-type="float">
            <text:p>0,147407</text:p>
          </table:table-cell>
          <table:table-cell office:value-type="float" office:value="101" calcext:value-type="float">
            <text:p>101</text:p>
          </table:table-cell>
          <table:table-cell office:value-type="float" office:value="0.179212" calcext:value-type="float">
            <text:p>0,179212</text:p>
          </table:table-cell>
          <table:table-cell table:style-name="ce1" office:value-type="float" office:value="4544869982" calcext:value-type="float">
            <text:p>4544869982</text:p>
          </table:table-cell>
          <table:table-cell office:value-type="float" office:value="6.41465" calcext:value-type="float">
            <text:p>6,41465</text:p>
          </table:table-cell>
          <table:table-cell office:value-type="float" office:value="1547" calcext:value-type="float">
            <text:p>1547</text:p>
          </table:table-cell>
          <table:table-cell office:value-type="float" office:value="8.48374" calcext:value-type="float">
            <text:p>8,48374</text:p>
          </table:table-cell>
          <table:table-cell table:style-name="ce1" office:value-type="float" office:value="24124973718" calcext:value-type="float">
            <text:p>24124973718</text:p>
          </table:table-cell>
          <table:table-cell office:value-type="float" office:value="0.253382" calcext:value-type="float">
            <text:p>0,253382</text:p>
          </table:table-cell>
          <table:table-cell office:value-type="float" office:value="184" calcext:value-type="float">
            <text:p>184</text:p>
          </table:table-cell>
          <table:table-cell office:value-type="float" office:value="0.319165" calcext:value-type="float">
            <text:p>0,319165</text:p>
          </table:table-cell>
          <table:table-cell table:style-name="ce1" office:value-type="float" office:value="3733297497" calcext:value-type="float">
            <text:p>3733297497</text:p>
          </table:table-cell>
          <table:table-cell office:value-type="float" office:value="1.6648" calcext:value-type="float">
            <text:p>1,6648</text:p>
          </table:table-cell>
          <table:table-cell office:value-type="float" office:value="916" calcext:value-type="float">
            <text:p>916</text:p>
          </table:table-cell>
          <table:table-cell office:value-type="float" office:value="3.33161" calcext:value-type="float">
            <text:p>3,33161</text:p>
          </table:table-cell>
          <table:table-cell table:style-name="ce1" office:value-type="float" office:value="7631368794" calcext:value-type="float">
            <text:p>763136879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47407" calcext:value-type="float">
            <text:p>0,147407</text:p>
          </table:table-cell>
          <table:table-cell office:value-type="float" office:value="101" calcext:value-type="float">
            <text:p>101</text:p>
          </table:table-cell>
          <table:table-cell office:value-type="float" office:value="0.179212" calcext:value-type="float">
            <text:p>0,179212</text:p>
          </table:table-cell>
          <table:table-cell table:style-name="ce1" office:value-type="float" office:value="4461721027" calcext:value-type="float">
            <text:p>4461721027</text:p>
          </table:table-cell>
          <table:table-cell office:value-type="float" office:value="6.41465" calcext:value-type="float">
            <text:p>6,41465</text:p>
          </table:table-cell>
          <table:table-cell office:value-type="float" office:value="1547" calcext:value-type="float">
            <text:p>1547</text:p>
          </table:table-cell>
          <table:table-cell office:value-type="float" office:value="8.48374" calcext:value-type="float">
            <text:p>8,48374</text:p>
          </table:table-cell>
          <table:table-cell table:style-name="ce1" office:value-type="float" office:value="24361741598" calcext:value-type="float">
            <text:p>24361741598</text:p>
          </table:table-cell>
          <table:table-cell office:value-type="float" office:value="0.253382" calcext:value-type="float">
            <text:p>0,253382</text:p>
          </table:table-cell>
          <table:table-cell office:value-type="float" office:value="184" calcext:value-type="float">
            <text:p>184</text:p>
          </table:table-cell>
          <table:table-cell office:value-type="float" office:value="0.319165" calcext:value-type="float">
            <text:p>0,319165</text:p>
          </table:table-cell>
          <table:table-cell table:style-name="ce1" office:value-type="float" office:value="3684825555" calcext:value-type="float">
            <text:p>3684825555</text:p>
          </table:table-cell>
          <table:table-cell office:value-type="float" office:value="1.6648" calcext:value-type="float">
            <text:p>1,6648</text:p>
          </table:table-cell>
          <table:table-cell office:value-type="float" office:value="916" calcext:value-type="float">
            <text:p>916</text:p>
          </table:table-cell>
          <table:table-cell office:value-type="float" office:value="3.33161" calcext:value-type="float">
            <text:p>3,33161</text:p>
          </table:table-cell>
          <table:table-cell table:style-name="ce1" office:value-type="float" office:value="7649948410" calcext:value-type="float">
            <text:p>7649948410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47407" calcext:value-type="float">
            <text:p>0,147407</text:p>
          </table:table-cell>
          <table:table-cell office:value-type="float" office:value="101" calcext:value-type="float">
            <text:p>101</text:p>
          </table:table-cell>
          <table:table-cell office:value-type="float" office:value="0.179212" calcext:value-type="float">
            <text:p>0,179212</text:p>
          </table:table-cell>
          <table:table-cell table:style-name="ce1" office:value-type="float" office:value="4421861372" calcext:value-type="float">
            <text:p>4421861372</text:p>
          </table:table-cell>
          <table:table-cell office:value-type="float" office:value="6.41465" calcext:value-type="float">
            <text:p>6,41465</text:p>
          </table:table-cell>
          <table:table-cell office:value-type="float" office:value="1547" calcext:value-type="float">
            <text:p>1547</text:p>
          </table:table-cell>
          <table:table-cell office:value-type="float" office:value="8.48374" calcext:value-type="float">
            <text:p>8,48374</text:p>
          </table:table-cell>
          <table:table-cell table:style-name="ce1" office:value-type="float" office:value="24129400596" calcext:value-type="float">
            <text:p>24129400596</text:p>
          </table:table-cell>
          <table:table-cell office:value-type="float" office:value="0.253382" calcext:value-type="float">
            <text:p>0,253382</text:p>
          </table:table-cell>
          <table:table-cell office:value-type="float" office:value="184" calcext:value-type="float">
            <text:p>184</text:p>
          </table:table-cell>
          <table:table-cell office:value-type="float" office:value="0.319165" calcext:value-type="float">
            <text:p>0,319165</text:p>
          </table:table-cell>
          <table:table-cell table:style-name="ce1" office:value-type="float" office:value="3707328339" calcext:value-type="float">
            <text:p>3707328339</text:p>
          </table:table-cell>
          <table:table-cell office:value-type="float" office:value="1.6648" calcext:value-type="float">
            <text:p>1,6648</text:p>
          </table:table-cell>
          <table:table-cell office:value-type="float" office:value="916" calcext:value-type="float">
            <text:p>916</text:p>
          </table:table-cell>
          <table:table-cell office:value-type="float" office:value="3.33161" calcext:value-type="float">
            <text:p>3,33161</text:p>
          </table:table-cell>
          <table:table-cell table:style-name="ce1" office:value-type="float" office:value="7670542038" calcext:value-type="float">
            <text:p>767054203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47407" calcext:value-type="float">
            <text:p>0,147407</text:p>
          </table:table-cell>
          <table:table-cell table:formula="of:=([.C17]+[.C18]+[.C19]+[.C20]+[.C21])/5" office:value-type="float" office:value="101" calcext:value-type="float">
            <text:p>101</text:p>
          </table:table-cell>
          <table:table-cell table:formula="of:=([.D17]+[.D18]+[.D19]+[.D20]+[.D21])/5" office:value-type="float" office:value="0.179212" calcext:value-type="float">
            <text:p>0,179212</text:p>
          </table:table-cell>
          <table:table-cell table:style-name="ce1" table:formula="of:=([.E17]+[.E18]+[.E19]+[.E20]+[.E21])/5" office:value-type="float" office:value="4475181689.2" calcext:value-type="float">
            <text:p>4475181689,2</text:p>
          </table:table-cell>
          <table:table-cell table:formula="of:=([.F17]+[.F18]+[.F19]+[.F20]+[.F21])/5" office:value-type="float" office:value="6.41465" calcext:value-type="float">
            <text:p>6,41465</text:p>
          </table:table-cell>
          <table:table-cell table:formula="of:=([.G17]+[.G18]+[.G19]+[.G20]+[.G21])/5" office:value-type="float" office:value="1547" calcext:value-type="float">
            <text:p>1547</text:p>
          </table:table-cell>
          <table:table-cell table:formula="of:=([.H17]+[.H18]+[.H19]+[.H20]+[.H21])/5" office:value-type="float" office:value="8.48374" calcext:value-type="float">
            <text:p>8,48374</text:p>
          </table:table-cell>
          <table:table-cell table:style-name="ce1" table:formula="of:=([.I17]+[.I18]+[.I19]+[.I20]+[.I21])/5" office:value-type="float" office:value="23969928398.8" calcext:value-type="float">
            <text:p>23969928398,8</text:p>
          </table:table-cell>
          <table:table-cell table:formula="of:=([.J17]+[.J18]+[.J19]+[.J20]+[.J21])/5" office:value-type="float" office:value="0.253382" calcext:value-type="float">
            <text:p>0,253382</text:p>
          </table:table-cell>
          <table:table-cell table:formula="of:=([.K17]+[.K18]+[.K19]+[.K20]+[.K21])/5" office:value-type="float" office:value="184" calcext:value-type="float">
            <text:p>184</text:p>
          </table:table-cell>
          <table:table-cell table:formula="of:=([.L17]+[.L18]+[.L19]+[.L20]+[.L21])/5" office:value-type="float" office:value="0.319165" calcext:value-type="float">
            <text:p>0,319165</text:p>
          </table:table-cell>
          <table:table-cell table:style-name="ce1" table:formula="of:=([.M17]+[.M18]+[.M19]+[.M20]+[.M21])/5" office:value-type="float" office:value="3683851280.6" calcext:value-type="float">
            <text:p>3683851280,6</text:p>
          </table:table-cell>
          <table:table-cell table:formula="of:=([.N17]+[.N18]+[.N19]+[.N20]+[.N21])/5" office:value-type="float" office:value="1.6648" calcext:value-type="float">
            <text:p>1,6648</text:p>
          </table:table-cell>
          <table:table-cell table:formula="of:=([.O17]+[.O18]+[.O19]+[.O20]+[.O21])/5" office:value-type="float" office:value="916" calcext:value-type="float">
            <text:p>916</text:p>
          </table:table-cell>
          <table:table-cell table:formula="of:=([.P17]+[.P18]+[.P19]+[.P20]+[.P21])/5" office:value-type="float" office:value="3.33161" calcext:value-type="float">
            <text:p>3,33161</text:p>
          </table:table-cell>
          <table:table-cell table:style-name="ce1" table:formula="of:=([.Q17]+[.Q18]+[.Q19]+[.Q20]+[.Q21])/5" office:value-type="float" office:value="7632187091.2" calcext:value-type="float">
            <text:p>7632187091,2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91093" calcext:value-type="float">
            <text:p>0,191093</text:p>
          </table:table-cell>
          <table:table-cell office:value-type="float" office:value="248" calcext:value-type="float">
            <text:p>248</text:p>
          </table:table-cell>
          <table:table-cell office:value-type="float" office:value="0.269187" calcext:value-type="float">
            <text:p>0,269187</text:p>
          </table:table-cell>
          <table:table-cell table:style-name="ce1" office:value-type="float" office:value="2780942751" calcext:value-type="float">
            <text:p>2780942751</text:p>
          </table:table-cell>
          <table:table-cell office:value-type="float" office:value="6.35539" calcext:value-type="float">
            <text:p>6,35539</text:p>
          </table:table-cell>
          <table:table-cell office:value-type="float" office:value="1589" calcext:value-type="float">
            <text:p>1589</text:p>
          </table:table-cell>
          <table:table-cell office:value-type="float" office:value="8.48065" calcext:value-type="float">
            <text:p>8,48065</text:p>
          </table:table-cell>
          <table:table-cell table:style-name="ce1" office:value-type="float" office:value="27653756794" calcext:value-type="float">
            <text:p>27653756794</text:p>
          </table:table-cell>
          <table:table-cell office:value-type="float" office:value="0.282736" calcext:value-type="float">
            <text:p>0,282736</text:p>
          </table:table-cell>
          <table:table-cell office:value-type="float" office:value="263" calcext:value-type="float">
            <text:p>263</text:p>
          </table:table-cell>
          <table:table-cell office:value-type="float" office:value="0.376764" calcext:value-type="float">
            <text:p>0,376764</text:p>
          </table:table-cell>
          <table:table-cell table:style-name="ce1" office:value-type="float" office:value="2810311410" calcext:value-type="float">
            <text:p>2810311410</text:p>
          </table:table-cell>
          <table:table-cell office:value-type="float" office:value="2.04162" calcext:value-type="float">
            <text:p>2,04162</text:p>
          </table:table-cell>
          <table:table-cell office:value-type="float" office:value="547" calcext:value-type="float">
            <text:p>547</text:p>
          </table:table-cell>
          <table:table-cell office:value-type="float" office:value="3.03698" calcext:value-type="float">
            <text:p>3,03698</text:p>
          </table:table-cell>
          <table:table-cell table:style-name="ce1" office:value-type="float" office:value="10807295798" calcext:value-type="float">
            <text:p>10807295798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91093" calcext:value-type="float">
            <text:p>0,191093</text:p>
          </table:table-cell>
          <table:table-cell office:value-type="float" office:value="248" calcext:value-type="float">
            <text:p>248</text:p>
          </table:table-cell>
          <table:table-cell office:value-type="float" office:value="0.269187" calcext:value-type="float">
            <text:p>0,269187</text:p>
          </table:table-cell>
          <table:table-cell table:style-name="ce1" office:value-type="float" office:value="2771346120" calcext:value-type="float">
            <text:p>2771346120</text:p>
          </table:table-cell>
          <table:table-cell office:value-type="float" office:value="6.35539" calcext:value-type="float">
            <text:p>6,35539</text:p>
          </table:table-cell>
          <table:table-cell office:value-type="float" office:value="1589" calcext:value-type="float">
            <text:p>1589</text:p>
          </table:table-cell>
          <table:table-cell office:value-type="float" office:value="8.48065" calcext:value-type="float">
            <text:p>8,48065</text:p>
          </table:table-cell>
          <table:table-cell table:style-name="ce1" office:value-type="float" office:value="27017225624" calcext:value-type="float">
            <text:p>27017225624</text:p>
          </table:table-cell>
          <table:table-cell office:value-type="float" office:value="0.282736" calcext:value-type="float">
            <text:p>0,282736</text:p>
          </table:table-cell>
          <table:table-cell office:value-type="float" office:value="263" calcext:value-type="float">
            <text:p>263</text:p>
          </table:table-cell>
          <table:table-cell office:value-type="float" office:value="0.376764" calcext:value-type="float">
            <text:p>0,376764</text:p>
          </table:table-cell>
          <table:table-cell table:style-name="ce1" office:value-type="float" office:value="2804643296" calcext:value-type="float">
            <text:p>2804643296</text:p>
          </table:table-cell>
          <table:table-cell office:value-type="float" office:value="2.04162" calcext:value-type="float">
            <text:p>2,04162</text:p>
          </table:table-cell>
          <table:table-cell office:value-type="float" office:value="547" calcext:value-type="float">
            <text:p>547</text:p>
          </table:table-cell>
          <table:table-cell office:value-type="float" office:value="3.03698" calcext:value-type="float">
            <text:p>3,03698</text:p>
          </table:table-cell>
          <table:table-cell table:style-name="ce1" office:value-type="float" office:value="10811985865" calcext:value-type="float">
            <text:p>1081198586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91093" calcext:value-type="float">
            <text:p>0,191093</text:p>
          </table:table-cell>
          <table:table-cell office:value-type="float" office:value="248" calcext:value-type="float">
            <text:p>248</text:p>
          </table:table-cell>
          <table:table-cell office:value-type="float" office:value="0.269187" calcext:value-type="float">
            <text:p>0,269187</text:p>
          </table:table-cell>
          <table:table-cell table:style-name="ce1" office:value-type="float" office:value="2873099628" calcext:value-type="float">
            <text:p>2873099628</text:p>
          </table:table-cell>
          <table:table-cell office:value-type="float" office:value="6.35539" calcext:value-type="float">
            <text:p>6,35539</text:p>
          </table:table-cell>
          <table:table-cell office:value-type="float" office:value="1589" calcext:value-type="float">
            <text:p>1589</text:p>
          </table:table-cell>
          <table:table-cell office:value-type="float" office:value="8.48065" calcext:value-type="float">
            <text:p>8,48065</text:p>
          </table:table-cell>
          <table:table-cell table:style-name="ce1" office:value-type="float" office:value="27479837460" calcext:value-type="float">
            <text:p>27479837460</text:p>
          </table:table-cell>
          <table:table-cell office:value-type="float" office:value="0.282736" calcext:value-type="float">
            <text:p>0,282736</text:p>
          </table:table-cell>
          <table:table-cell office:value-type="float" office:value="263" calcext:value-type="float">
            <text:p>263</text:p>
          </table:table-cell>
          <table:table-cell office:value-type="float" office:value="0.376764" calcext:value-type="float">
            <text:p>0,376764</text:p>
          </table:table-cell>
          <table:table-cell table:style-name="ce1" office:value-type="float" office:value="2791192146" calcext:value-type="float">
            <text:p>2791192146</text:p>
          </table:table-cell>
          <table:table-cell office:value-type="float" office:value="2.04162" calcext:value-type="float">
            <text:p>2,04162</text:p>
          </table:table-cell>
          <table:table-cell office:value-type="float" office:value="547" calcext:value-type="float">
            <text:p>547</text:p>
          </table:table-cell>
          <table:table-cell office:value-type="float" office:value="3.03698" calcext:value-type="float">
            <text:p>3,03698</text:p>
          </table:table-cell>
          <table:table-cell table:style-name="ce1" office:value-type="float" office:value="10890989810" calcext:value-type="float">
            <text:p>10890989810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91093" calcext:value-type="float">
            <text:p>0,191093</text:p>
          </table:table-cell>
          <table:table-cell office:value-type="float" office:value="248" calcext:value-type="float">
            <text:p>248</text:p>
          </table:table-cell>
          <table:table-cell office:value-type="float" office:value="0.269187" calcext:value-type="float">
            <text:p>0,269187</text:p>
          </table:table-cell>
          <table:table-cell table:style-name="ce1" office:value-type="float" office:value="2912464436" calcext:value-type="float">
            <text:p>2912464436</text:p>
          </table:table-cell>
          <table:table-cell office:value-type="float" office:value="6.35539" calcext:value-type="float">
            <text:p>6,35539</text:p>
          </table:table-cell>
          <table:table-cell office:value-type="float" office:value="1589" calcext:value-type="float">
            <text:p>1589</text:p>
          </table:table-cell>
          <table:table-cell office:value-type="float" office:value="8.48065" calcext:value-type="float">
            <text:p>8,48065</text:p>
          </table:table-cell>
          <table:table-cell table:style-name="ce1" office:value-type="float" office:value="28343649256" calcext:value-type="float">
            <text:p>28343649256</text:p>
          </table:table-cell>
          <table:table-cell office:value-type="float" office:value="0.282736" calcext:value-type="float">
            <text:p>0,282736</text:p>
          </table:table-cell>
          <table:table-cell office:value-type="float" office:value="263" calcext:value-type="float">
            <text:p>263</text:p>
          </table:table-cell>
          <table:table-cell office:value-type="float" office:value="0.376764" calcext:value-type="float">
            <text:p>0,376764</text:p>
          </table:table-cell>
          <table:table-cell table:style-name="ce1" office:value-type="float" office:value="2797764849" calcext:value-type="float">
            <text:p>2797764849</text:p>
          </table:table-cell>
          <table:table-cell office:value-type="float" office:value="2.04162" calcext:value-type="float">
            <text:p>2,04162</text:p>
          </table:table-cell>
          <table:table-cell office:value-type="float" office:value="547" calcext:value-type="float">
            <text:p>547</text:p>
          </table:table-cell>
          <table:table-cell office:value-type="float" office:value="3.03698" calcext:value-type="float">
            <text:p>3,03698</text:p>
          </table:table-cell>
          <table:table-cell table:style-name="ce1" office:value-type="float" office:value="9952424511" calcext:value-type="float">
            <text:p>995242451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91093" calcext:value-type="float">
            <text:p>0,191093</text:p>
          </table:table-cell>
          <table:table-cell office:value-type="float" office:value="248" calcext:value-type="float">
            <text:p>248</text:p>
          </table:table-cell>
          <table:table-cell office:value-type="float" office:value="0.269187" calcext:value-type="float">
            <text:p>0,269187</text:p>
          </table:table-cell>
          <table:table-cell table:style-name="ce1" office:value-type="float" office:value="2934627524" calcext:value-type="float">
            <text:p>2934627524</text:p>
          </table:table-cell>
          <table:table-cell office:value-type="float" office:value="6.35539" calcext:value-type="float">
            <text:p>6,35539</text:p>
          </table:table-cell>
          <table:table-cell office:value-type="float" office:value="1589" calcext:value-type="float">
            <text:p>1589</text:p>
          </table:table-cell>
          <table:table-cell office:value-type="float" office:value="8.48065" calcext:value-type="float">
            <text:p>8,48065</text:p>
          </table:table-cell>
          <table:table-cell table:style-name="ce1" office:value-type="float" office:value="27828301345" calcext:value-type="float">
            <text:p>27828301345</text:p>
          </table:table-cell>
          <table:table-cell office:value-type="float" office:value="0.282736" calcext:value-type="float">
            <text:p>0,282736</text:p>
          </table:table-cell>
          <table:table-cell office:value-type="float" office:value="263" calcext:value-type="float">
            <text:p>263</text:p>
          </table:table-cell>
          <table:table-cell office:value-type="float" office:value="0.376764" calcext:value-type="float">
            <text:p>0,376764</text:p>
          </table:table-cell>
          <table:table-cell table:style-name="ce1" office:value-type="float" office:value="2798853618" calcext:value-type="float">
            <text:p>2798853618</text:p>
          </table:table-cell>
          <table:table-cell office:value-type="float" office:value="2.04162" calcext:value-type="float">
            <text:p>2,04162</text:p>
          </table:table-cell>
          <table:table-cell office:value-type="float" office:value="547" calcext:value-type="float">
            <text:p>547</text:p>
          </table:table-cell>
          <table:table-cell office:value-type="float" office:value="3.03698" calcext:value-type="float">
            <text:p>3,03698</text:p>
          </table:table-cell>
          <table:table-cell table:style-name="ce1" office:value-type="float" office:value="10983945390" calcext:value-type="float">
            <text:p>10983945390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191093" calcext:value-type="float">
            <text:p>0,191093</text:p>
          </table:table-cell>
          <table:table-cell table:formula="of:=([.C24]+[.C25]+[.C26]+[.C27]+[.C28])/5" office:value-type="float" office:value="248" calcext:value-type="float">
            <text:p>248</text:p>
          </table:table-cell>
          <table:table-cell table:formula="of:=([.D24]+[.D25]+[.D26]+[.D27]+[.D28])/5" office:value-type="float" office:value="0.269187" calcext:value-type="float">
            <text:p>0,269187</text:p>
          </table:table-cell>
          <table:table-cell table:style-name="ce1" table:formula="of:=([.E24]+[.E25]+[.E26]+[.E27]+[.E28])/5" office:value-type="float" office:value="2854496091.8" calcext:value-type="float">
            <text:p>2854496091,8</text:p>
          </table:table-cell>
          <table:table-cell table:formula="of:=([.F24]+[.F25]+[.F26]+[.F27]+[.F28])/5" office:value-type="float" office:value="6.35539" calcext:value-type="float">
            <text:p>6,35539</text:p>
          </table:table-cell>
          <table:table-cell table:formula="of:=([.G24]+[.G25]+[.G26]+[.G27]+[.G28])/5" office:value-type="float" office:value="1589" calcext:value-type="float">
            <text:p>1589</text:p>
          </table:table-cell>
          <table:table-cell table:formula="of:=([.H24]+[.H25]+[.H26]+[.H27]+[.H28])/5" office:value-type="float" office:value="8.48065" calcext:value-type="float">
            <text:p>8,48065</text:p>
          </table:table-cell>
          <table:table-cell table:style-name="ce1" table:formula="of:=([.I24]+[.I25]+[.I26]+[.I27]+[.I28])/5" office:value-type="float" office:value="27664554095.8" calcext:value-type="float">
            <text:p>27664554095,8</text:p>
          </table:table-cell>
          <table:table-cell table:formula="of:=([.J24]+[.J25]+[.J26]+[.J27]+[.J28])/5" office:value-type="float" office:value="0.282736" calcext:value-type="float">
            <text:p>0,282736</text:p>
          </table:table-cell>
          <table:table-cell table:formula="of:=([.K24]+[.K25]+[.K26]+[.K27]+[.K28])/5" office:value-type="float" office:value="263" calcext:value-type="float">
            <text:p>263</text:p>
          </table:table-cell>
          <table:table-cell table:formula="of:=([.L24]+[.L25]+[.L26]+[.L27]+[.L28])/5" office:value-type="float" office:value="0.376764" calcext:value-type="float">
            <text:p>0,376764</text:p>
          </table:table-cell>
          <table:table-cell table:style-name="ce1" table:formula="of:=([.M24]+[.M25]+[.M26]+[.M27]+[.M28])/5" office:value-type="float" office:value="2800553063.8" calcext:value-type="float">
            <text:p>2800553063,8</text:p>
          </table:table-cell>
          <table:table-cell table:formula="of:=([.N24]+[.N25]+[.N26]+[.N27]+[.N28])/5" office:value-type="float" office:value="2.04162" calcext:value-type="float">
            <text:p>2,04162</text:p>
          </table:table-cell>
          <table:table-cell table:formula="of:=([.O24]+[.O25]+[.O26]+[.O27]+[.O28])/5" office:value-type="float" office:value="547" calcext:value-type="float">
            <text:p>547</text:p>
          </table:table-cell>
          <table:table-cell table:formula="of:=([.P24]+[.P25]+[.P26]+[.P27]+[.P28])/5" office:value-type="float" office:value="3.03698" calcext:value-type="float">
            <text:p>3,03698</text:p>
          </table:table-cell>
          <table:table-cell table:style-name="ce1" table:formula="of:=([.Q24]+[.Q25]+[.Q26]+[.Q27]+[.Q28])/5" office:value-type="float" office:value="10689328274.8" calcext:value-type="float">
            <text:p>10689328274,8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65357" calcext:value-type="float">
            <text:p>0,165357</text:p>
          </table:table-cell>
          <table:table-cell office:value-type="float" office:value="248" calcext:value-type="float">
            <text:p>248</text:p>
          </table:table-cell>
          <table:table-cell office:value-type="float" office:value="0.243451" calcext:value-type="float">
            <text:p>0,243451</text:p>
          </table:table-cell>
          <table:table-cell table:style-name="ce1" office:value-type="float" office:value="4467127037" calcext:value-type="float">
            <text:p>4467127037</text:p>
          </table:table-cell>
          <table:table-cell office:value-type="float" office:value="6.0792" calcext:value-type="float">
            <text:p>6,0792</text:p>
          </table:table-cell>
          <table:table-cell office:value-type="float" office:value="1455" calcext:value-type="float">
            <text:p>1455</text:p>
          </table:table-cell>
          <table:table-cell office:value-type="float" office:value="8.02524" calcext:value-type="float">
            <text:p>8,02524</text:p>
          </table:table-cell>
          <table:table-cell table:style-name="ce1" office:value-type="float" office:value="29786671526" calcext:value-type="float">
            <text:p>29786671526</text:p>
          </table:table-cell>
          <table:table-cell office:value-type="float" office:value="0.254539" calcext:value-type="float">
            <text:p>0,254539</text:p>
          </table:table-cell>
          <table:table-cell office:value-type="float" office:value="197" calcext:value-type="float">
            <text:p>197</text:p>
          </table:table-cell>
          <table:table-cell office:value-type="float" office:value="0.32497" calcext:value-type="float">
            <text:p>0,32497</text:p>
          </table:table-cell>
          <table:table-cell table:style-name="ce1" office:value-type="float" office:value="3191729561" calcext:value-type="float">
            <text:p>3191729561</text:p>
          </table:table-cell>
          <table:table-cell office:value-type="float" office:value="1.88143" calcext:value-type="float">
            <text:p>1,88143</text:p>
          </table:table-cell>
          <table:table-cell office:value-type="float" office:value="736" calcext:value-type="float">
            <text:p>736</text:p>
          </table:table-cell>
          <table:table-cell office:value-type="float" office:value="3.2207" calcext:value-type="float">
            <text:p>3,2207</text:p>
          </table:table-cell>
          <table:table-cell table:style-name="ce1" office:value-type="float" office:value="8013080291" calcext:value-type="float">
            <text:p>801308029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65357" calcext:value-type="float">
            <text:p>0,165357</text:p>
          </table:table-cell>
          <table:table-cell office:value-type="float" office:value="248" calcext:value-type="float">
            <text:p>248</text:p>
          </table:table-cell>
          <table:table-cell office:value-type="float" office:value="0.243451" calcext:value-type="float">
            <text:p>0,243451</text:p>
          </table:table-cell>
          <table:table-cell table:style-name="ce1" office:value-type="float" office:value="4433000934" calcext:value-type="float">
            <text:p>4433000934</text:p>
          </table:table-cell>
          <table:table-cell office:value-type="float" office:value="6.0792" calcext:value-type="float">
            <text:p>6,0792</text:p>
          </table:table-cell>
          <table:table-cell office:value-type="float" office:value="1455" calcext:value-type="float">
            <text:p>1455</text:p>
          </table:table-cell>
          <table:table-cell office:value-type="float" office:value="8.02524" calcext:value-type="float">
            <text:p>8,02524</text:p>
          </table:table-cell>
          <table:table-cell table:style-name="ce1" office:value-type="float" office:value="30253104387" calcext:value-type="float">
            <text:p>30253104387</text:p>
          </table:table-cell>
          <table:table-cell office:value-type="float" office:value="0.254539" calcext:value-type="float">
            <text:p>0,254539</text:p>
          </table:table-cell>
          <table:table-cell office:value-type="float" office:value="197" calcext:value-type="float">
            <text:p>197</text:p>
          </table:table-cell>
          <table:table-cell office:value-type="float" office:value="0.32497" calcext:value-type="float">
            <text:p>0,32497</text:p>
          </table:table-cell>
          <table:table-cell table:style-name="ce1" office:value-type="float" office:value="3179802411" calcext:value-type="float">
            <text:p>3179802411</text:p>
          </table:table-cell>
          <table:table-cell office:value-type="float" office:value="1.88143" calcext:value-type="float">
            <text:p>1,88143</text:p>
          </table:table-cell>
          <table:table-cell office:value-type="float" office:value="736" calcext:value-type="float">
            <text:p>736</text:p>
          </table:table-cell>
          <table:table-cell office:value-type="float" office:value="3.2207" calcext:value-type="float">
            <text:p>3,2207</text:p>
          </table:table-cell>
          <table:table-cell table:style-name="ce1" office:value-type="float" office:value="7877994161" calcext:value-type="float">
            <text:p>7877994161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65357" calcext:value-type="float">
            <text:p>0,165357</text:p>
          </table:table-cell>
          <table:table-cell office:value-type="float" office:value="248" calcext:value-type="float">
            <text:p>248</text:p>
          </table:table-cell>
          <table:table-cell office:value-type="float" office:value="0.243451" calcext:value-type="float">
            <text:p>0,243451</text:p>
          </table:table-cell>
          <table:table-cell table:style-name="ce1" office:value-type="float" office:value="4380935157" calcext:value-type="float">
            <text:p>4380935157</text:p>
          </table:table-cell>
          <table:table-cell office:value-type="float" office:value="6.0792" calcext:value-type="float">
            <text:p>6,0792</text:p>
          </table:table-cell>
          <table:table-cell office:value-type="float" office:value="1455" calcext:value-type="float">
            <text:p>1455</text:p>
          </table:table-cell>
          <table:table-cell office:value-type="float" office:value="8.02524" calcext:value-type="float">
            <text:p>8,02524</text:p>
          </table:table-cell>
          <table:table-cell table:style-name="ce1" office:value-type="float" office:value="31953792443" calcext:value-type="float">
            <text:p>31953792443</text:p>
          </table:table-cell>
          <table:table-cell office:value-type="float" office:value="0.254539" calcext:value-type="float">
            <text:p>0,254539</text:p>
          </table:table-cell>
          <table:table-cell office:value-type="float" office:value="197" calcext:value-type="float">
            <text:p>197</text:p>
          </table:table-cell>
          <table:table-cell office:value-type="float" office:value="0.32497" calcext:value-type="float">
            <text:p>0,32497</text:p>
          </table:table-cell>
          <table:table-cell table:style-name="ce1" office:value-type="float" office:value="3227794745" calcext:value-type="float">
            <text:p>3227794745</text:p>
          </table:table-cell>
          <table:table-cell office:value-type="float" office:value="1.88143" calcext:value-type="float">
            <text:p>1,88143</text:p>
          </table:table-cell>
          <table:table-cell office:value-type="float" office:value="736" calcext:value-type="float">
            <text:p>736</text:p>
          </table:table-cell>
          <table:table-cell office:value-type="float" office:value="3.2207" calcext:value-type="float">
            <text:p>3,2207</text:p>
          </table:table-cell>
          <table:table-cell table:style-name="ce1" office:value-type="float" office:value="7852333388" calcext:value-type="float">
            <text:p>785233338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65357" calcext:value-type="float">
            <text:p>0,165357</text:p>
          </table:table-cell>
          <table:table-cell office:value-type="float" office:value="248" calcext:value-type="float">
            <text:p>248</text:p>
          </table:table-cell>
          <table:table-cell office:value-type="float" office:value="0.243451" calcext:value-type="float">
            <text:p>0,243451</text:p>
          </table:table-cell>
          <table:table-cell table:style-name="ce1" office:value-type="float" office:value="4514545532" calcext:value-type="float">
            <text:p>4514545532</text:p>
          </table:table-cell>
          <table:table-cell office:value-type="float" office:value="6.0792" calcext:value-type="float">
            <text:p>6,0792</text:p>
          </table:table-cell>
          <table:table-cell office:value-type="float" office:value="1455" calcext:value-type="float">
            <text:p>1455</text:p>
          </table:table-cell>
          <table:table-cell office:value-type="float" office:value="8.02524" calcext:value-type="float">
            <text:p>8,02524</text:p>
          </table:table-cell>
          <table:table-cell table:style-name="ce1" office:value-type="float" office:value="32744599302" calcext:value-type="float">
            <text:p>32744599302</text:p>
          </table:table-cell>
          <table:table-cell office:value-type="float" office:value="0.254539" calcext:value-type="float">
            <text:p>0,254539</text:p>
          </table:table-cell>
          <table:table-cell office:value-type="float" office:value="197" calcext:value-type="float">
            <text:p>197</text:p>
          </table:table-cell>
          <table:table-cell office:value-type="float" office:value="0.32497" calcext:value-type="float">
            <text:p>0,32497</text:p>
          </table:table-cell>
          <table:table-cell table:style-name="ce1" office:value-type="float" office:value="3242051103" calcext:value-type="float">
            <text:p>3242051103</text:p>
          </table:table-cell>
          <table:table-cell office:value-type="float" office:value="1.88143" calcext:value-type="float">
            <text:p>1,88143</text:p>
          </table:table-cell>
          <table:table-cell office:value-type="float" office:value="736" calcext:value-type="float">
            <text:p>736</text:p>
          </table:table-cell>
          <table:table-cell office:value-type="float" office:value="3.2207" calcext:value-type="float">
            <text:p>3,2207</text:p>
          </table:table-cell>
          <table:table-cell table:style-name="ce1" office:value-type="float" office:value="7754932480" calcext:value-type="float">
            <text:p>7754932480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65357" calcext:value-type="float">
            <text:p>0,165357</text:p>
          </table:table-cell>
          <table:table-cell office:value-type="float" office:value="248" calcext:value-type="float">
            <text:p>248</text:p>
          </table:table-cell>
          <table:table-cell office:value-type="float" office:value="0.243451" calcext:value-type="float">
            <text:p>0,243451</text:p>
          </table:table-cell>
          <table:table-cell table:style-name="ce1" office:value-type="float" office:value="4304185943" calcext:value-type="float">
            <text:p>4304185943</text:p>
          </table:table-cell>
          <table:table-cell office:value-type="float" office:value="6.0792" calcext:value-type="float">
            <text:p>6,0792</text:p>
          </table:table-cell>
          <table:table-cell office:value-type="float" office:value="1455" calcext:value-type="float">
            <text:p>1455</text:p>
          </table:table-cell>
          <table:table-cell office:value-type="float" office:value="8.02524" calcext:value-type="float">
            <text:p>8,02524</text:p>
          </table:table-cell>
          <table:table-cell table:style-name="ce1" office:value-type="float" office:value="31575471722" calcext:value-type="float">
            <text:p>31575471722</text:p>
          </table:table-cell>
          <table:table-cell office:value-type="float" office:value="0.254539" calcext:value-type="float">
            <text:p>0,254539</text:p>
          </table:table-cell>
          <table:table-cell office:value-type="float" office:value="197" calcext:value-type="float">
            <text:p>197</text:p>
          </table:table-cell>
          <table:table-cell office:value-type="float" office:value="0.32497" calcext:value-type="float">
            <text:p>0,32497</text:p>
          </table:table-cell>
          <table:table-cell table:style-name="ce1" office:value-type="float" office:value="3266072292" calcext:value-type="float">
            <text:p>3266072292</text:p>
          </table:table-cell>
          <table:table-cell office:value-type="float" office:value="1.88143" calcext:value-type="float">
            <text:p>1,88143</text:p>
          </table:table-cell>
          <table:table-cell office:value-type="float" office:value="736" calcext:value-type="float">
            <text:p>736</text:p>
          </table:table-cell>
          <table:table-cell office:value-type="float" office:value="3.2207" calcext:value-type="float">
            <text:p>3,2207</text:p>
          </table:table-cell>
          <table:table-cell table:style-name="ce1" office:value-type="float" office:value="7035603452" calcext:value-type="float">
            <text:p>7035603452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165357" calcext:value-type="float">
            <text:p>0,165357</text:p>
          </table:table-cell>
          <table:table-cell table:style-name="ce9" table:formula="of:=([.C31]+[.C32]+[.C33]+[.C34]+[.C35])/5" office:value-type="float" office:value="248" calcext:value-type="float">
            <text:p>248</text:p>
          </table:table-cell>
          <table:table-cell table:style-name="ce9" table:formula="of:=([.D31]+[.D32]+[.D33]+[.D34]+[.D35])/5" office:value-type="float" office:value="0.243451" calcext:value-type="float">
            <text:p>0,243451</text:p>
          </table:table-cell>
          <table:table-cell table:style-name="ce2" table:formula="of:=([.E31]+[.E32]+[.E33]+[.E34]+[.E35])/5" office:value-type="float" office:value="4419958920.6" calcext:value-type="float">
            <text:p>4419958920,6</text:p>
          </table:table-cell>
          <table:table-cell table:style-name="ce9" table:formula="of:=([.F31]+[.F32]+[.F33]+[.F34]+[.F35])/5" office:value-type="float" office:value="6.0792" calcext:value-type="float">
            <text:p>6,0792</text:p>
          </table:table-cell>
          <table:table-cell table:style-name="ce9" table:formula="of:=([.G31]+[.G32]+[.G33]+[.G34]+[.G35])/5" office:value-type="float" office:value="1455" calcext:value-type="float">
            <text:p>1455</text:p>
          </table:table-cell>
          <table:table-cell table:style-name="ce9" table:formula="of:=([.H31]+[.H32]+[.H33]+[.H34]+[.H35])/5" office:value-type="float" office:value="8.02524" calcext:value-type="float">
            <text:p>8,02524</text:p>
          </table:table-cell>
          <table:table-cell table:style-name="ce2" table:formula="of:=([.I31]+[.I32]+[.I33]+[.I34]+[.I35])/5" office:value-type="float" office:value="31262727876" calcext:value-type="float">
            <text:p>31262727876</text:p>
          </table:table-cell>
          <table:table-cell table:style-name="ce9" table:formula="of:=([.J31]+[.J32]+[.J33]+[.J34]+[.J35])/5" office:value-type="float" office:value="0.254539" calcext:value-type="float">
            <text:p>0,254539</text:p>
          </table:table-cell>
          <table:table-cell table:style-name="ce9" table:formula="of:=([.K31]+[.K32]+[.K33]+[.K34]+[.K35])/5" office:value-type="float" office:value="197" calcext:value-type="float">
            <text:p>197</text:p>
          </table:table-cell>
          <table:table-cell table:style-name="ce9" table:formula="of:=([.L31]+[.L32]+[.L33]+[.L34]+[.L35])/5" office:value-type="float" office:value="0.32497" calcext:value-type="float">
            <text:p>0,32497</text:p>
          </table:table-cell>
          <table:table-cell table:style-name="ce2" table:formula="of:=([.M31]+[.M32]+[.M33]+[.M34]+[.M35])/5" office:value-type="float" office:value="3221490022.4" calcext:value-type="float">
            <text:p>3221490022,4</text:p>
          </table:table-cell>
          <table:table-cell table:style-name="ce9" table:formula="of:=([.N31]+[.N32]+[.N33]+[.N34]+[.N35])/5" office:value-type="float" office:value="1.88143" calcext:value-type="float">
            <text:p>1,88143</text:p>
          </table:table-cell>
          <table:table-cell table:style-name="ce9" table:formula="of:=([.O31]+[.O32]+[.O33]+[.O34]+[.O35])/5" office:value-type="float" office:value="736" calcext:value-type="float">
            <text:p>736</text:p>
          </table:table-cell>
          <table:table-cell table:style-name="ce9" table:formula="of:=([.P31]+[.P32]+[.P33]+[.P34]+[.P35])/5" office:value-type="float" office:value="3.2207" calcext:value-type="float">
            <text:p>3,2207</text:p>
          </table:table-cell>
          <table:table-cell table:style-name="ce2" table:formula="of:=([.Q31]+[.Q32]+[.Q33]+[.Q34]+[.Q35])/5" office:value-type="float" office:value="7706788754.4" calcext:value-type="float">
            <text:p>7706788754,4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66819" calcext:value-type="float">
            <text:p>0,166819</text:p>
          </table:table-cell>
          <table:table-cell office:value-type="float" office:value="528" calcext:value-type="float">
            <text:p>528</text:p>
          </table:table-cell>
          <table:table-cell office:value-type="float" office:value="0.333085" calcext:value-type="float">
            <text:p>0,333085</text:p>
          </table:table-cell>
          <table:table-cell table:style-name="ce1" office:value-type="float" office:value="4062768241" calcext:value-type="float">
            <text:p>4062768241</text:p>
          </table:table-cell>
          <table:table-cell office:value-type="float" office:value="6.54689" calcext:value-type="float">
            <text:p>6,54689</text:p>
          </table:table-cell>
          <table:table-cell office:value-type="float" office:value="2955" calcext:value-type="float">
            <text:p>2955</text:p>
          </table:table-cell>
          <table:table-cell office:value-type="float" office:value="10.4992" calcext:value-type="float">
            <text:p>10,4992</text:p>
          </table:table-cell>
          <table:table-cell table:style-name="ce1" office:value-type="float" office:value="31756281873" calcext:value-type="float">
            <text:p>31756281873</text:p>
          </table:table-cell>
          <table:table-cell office:value-type="float" office:value="0.28972" calcext:value-type="float">
            <text:p>0,28972</text:p>
          </table:table-cell>
          <table:table-cell office:value-type="float" office:value="522" calcext:value-type="float">
            <text:p>522</text:p>
          </table:table-cell>
          <table:table-cell office:value-type="float" office:value="0.476345" calcext:value-type="float">
            <text:p>0,476345</text:p>
          </table:table-cell>
          <table:table-cell table:style-name="ce1" office:value-type="float" office:value="3267239028" calcext:value-type="float">
            <text:p>3267239028</text:p>
          </table:table-cell>
          <table:table-cell office:value-type="float" office:value="2.02046" calcext:value-type="float">
            <text:p>2,02046</text:p>
          </table:table-cell>
          <table:table-cell office:value-type="float" office:value="1018" calcext:value-type="float">
            <text:p>1018</text:p>
          </table:table-cell>
          <table:table-cell office:value-type="float" office:value="3.87287" calcext:value-type="float">
            <text:p>3,87287</text:p>
          </table:table-cell>
          <table:table-cell table:style-name="ce1" office:value-type="float" office:value="6464909964" calcext:value-type="float">
            <text:p>646490996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66819" calcext:value-type="float">
            <text:p>0,166819</text:p>
          </table:table-cell>
          <table:table-cell office:value-type="float" office:value="528" calcext:value-type="float">
            <text:p>528</text:p>
          </table:table-cell>
          <table:table-cell office:value-type="float" office:value="0.333085" calcext:value-type="float">
            <text:p>0,333085</text:p>
          </table:table-cell>
          <table:table-cell table:style-name="ce1" office:value-type="float" office:value="3998603329" calcext:value-type="float">
            <text:p>3998603329</text:p>
          </table:table-cell>
          <table:table-cell office:value-type="float" office:value="6.54689" calcext:value-type="float">
            <text:p>6,54689</text:p>
          </table:table-cell>
          <table:table-cell office:value-type="float" office:value="2955" calcext:value-type="float">
            <text:p>2955</text:p>
          </table:table-cell>
          <table:table-cell office:value-type="float" office:value="10.4992" calcext:value-type="float">
            <text:p>10,4992</text:p>
          </table:table-cell>
          <table:table-cell table:style-name="ce1" office:value-type="float" office:value="31779527134" calcext:value-type="float">
            <text:p>31779527134</text:p>
          </table:table-cell>
          <table:table-cell office:value-type="float" office:value="0.28972" calcext:value-type="float">
            <text:p>0,28972</text:p>
          </table:table-cell>
          <table:table-cell office:value-type="float" office:value="522" calcext:value-type="float">
            <text:p>522</text:p>
          </table:table-cell>
          <table:table-cell office:value-type="float" office:value="0.476345" calcext:value-type="float">
            <text:p>0,476345</text:p>
          </table:table-cell>
          <table:table-cell table:style-name="ce1" office:value-type="float" office:value="3268694670" calcext:value-type="float">
            <text:p>3268694670</text:p>
          </table:table-cell>
          <table:table-cell office:value-type="float" office:value="2.02046" calcext:value-type="float">
            <text:p>2,02046</text:p>
          </table:table-cell>
          <table:table-cell office:value-type="float" office:value="1018" calcext:value-type="float">
            <text:p>1018</text:p>
          </table:table-cell>
          <table:table-cell office:value-type="float" office:value="3.87287" calcext:value-type="float">
            <text:p>3,87287</text:p>
          </table:table-cell>
          <table:table-cell table:style-name="ce1" office:value-type="float" office:value="7117715006" calcext:value-type="float">
            <text:p>711771500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66819" calcext:value-type="float">
            <text:p>0,166819</text:p>
          </table:table-cell>
          <table:table-cell office:value-type="float" office:value="528" calcext:value-type="float">
            <text:p>528</text:p>
          </table:table-cell>
          <table:table-cell office:value-type="float" office:value="0.333085" calcext:value-type="float">
            <text:p>0,333085</text:p>
          </table:table-cell>
          <table:table-cell table:style-name="ce1" office:value-type="float" office:value="3922442180" calcext:value-type="float">
            <text:p>3922442180</text:p>
          </table:table-cell>
          <table:table-cell office:value-type="float" office:value="6.54689" calcext:value-type="float">
            <text:p>6,54689</text:p>
          </table:table-cell>
          <table:table-cell office:value-type="float" office:value="2955" calcext:value-type="float">
            <text:p>2955</text:p>
          </table:table-cell>
          <table:table-cell office:value-type="float" office:value="10.4992" calcext:value-type="float">
            <text:p>10,4992</text:p>
          </table:table-cell>
          <table:table-cell table:style-name="ce1" office:value-type="float" office:value="32660669238" calcext:value-type="float">
            <text:p>32660669238</text:p>
          </table:table-cell>
          <table:table-cell office:value-type="float" office:value="0.28972" calcext:value-type="float">
            <text:p>0,28972</text:p>
          </table:table-cell>
          <table:table-cell office:value-type="float" office:value="522" calcext:value-type="float">
            <text:p>522</text:p>
          </table:table-cell>
          <table:table-cell office:value-type="float" office:value="0.476345" calcext:value-type="float">
            <text:p>0,476345</text:p>
          </table:table-cell>
          <table:table-cell table:style-name="ce1" office:value-type="float" office:value="3173923750" calcext:value-type="float">
            <text:p>3173923750</text:p>
          </table:table-cell>
          <table:table-cell office:value-type="float" office:value="2.02046" calcext:value-type="float">
            <text:p>2,02046</text:p>
          </table:table-cell>
          <table:table-cell office:value-type="float" office:value="1018" calcext:value-type="float">
            <text:p>1018</text:p>
          </table:table-cell>
          <table:table-cell office:value-type="float" office:value="3.87287" calcext:value-type="float">
            <text:p>3,87287</text:p>
          </table:table-cell>
          <table:table-cell table:style-name="ce1" office:value-type="float" office:value="7073787974" calcext:value-type="float">
            <text:p>707378797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66819" calcext:value-type="float">
            <text:p>0,166819</text:p>
          </table:table-cell>
          <table:table-cell office:value-type="float" office:value="528" calcext:value-type="float">
            <text:p>528</text:p>
          </table:table-cell>
          <table:table-cell office:value-type="float" office:value="0.333085" calcext:value-type="float">
            <text:p>0,333085</text:p>
          </table:table-cell>
          <table:table-cell table:style-name="ce1" office:value-type="float" office:value="4011175277" calcext:value-type="float">
            <text:p>4011175277</text:p>
          </table:table-cell>
          <table:table-cell office:value-type="float" office:value="6.54689" calcext:value-type="float">
            <text:p>6,54689</text:p>
          </table:table-cell>
          <table:table-cell office:value-type="float" office:value="2955" calcext:value-type="float">
            <text:p>2955</text:p>
          </table:table-cell>
          <table:table-cell office:value-type="float" office:value="10.4992" calcext:value-type="float">
            <text:p>10,4992</text:p>
          </table:table-cell>
          <table:table-cell table:style-name="ce1" office:value-type="float" office:value="31670200222" calcext:value-type="float">
            <text:p>31670200222</text:p>
          </table:table-cell>
          <table:table-cell office:value-type="float" office:value="0.28972" calcext:value-type="float">
            <text:p>0,28972</text:p>
          </table:table-cell>
          <table:table-cell office:value-type="float" office:value="522" calcext:value-type="float">
            <text:p>522</text:p>
          </table:table-cell>
          <table:table-cell office:value-type="float" office:value="0.476345" calcext:value-type="float">
            <text:p>0,476345</text:p>
          </table:table-cell>
          <table:table-cell table:style-name="ce1" office:value-type="float" office:value="3181005508" calcext:value-type="float">
            <text:p>3181005508</text:p>
          </table:table-cell>
          <table:table-cell office:value-type="float" office:value="2.02046" calcext:value-type="float">
            <text:p>2,02046</text:p>
          </table:table-cell>
          <table:table-cell office:value-type="float" office:value="1018" calcext:value-type="float">
            <text:p>1018</text:p>
          </table:table-cell>
          <table:table-cell office:value-type="float" office:value="3.87287" calcext:value-type="float">
            <text:p>3,87287</text:p>
          </table:table-cell>
          <table:table-cell table:style-name="ce1" office:value-type="float" office:value="7113648038" calcext:value-type="float">
            <text:p>711364803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66819" calcext:value-type="float">
            <text:p>0,166819</text:p>
          </table:table-cell>
          <table:table-cell office:value-type="float" office:value="528" calcext:value-type="float">
            <text:p>528</text:p>
          </table:table-cell>
          <table:table-cell office:value-type="float" office:value="0.333085" calcext:value-type="float">
            <text:p>0,333085</text:p>
          </table:table-cell>
          <table:table-cell table:style-name="ce1" office:value-type="float" office:value="3918658238" calcext:value-type="float">
            <text:p>3918658238</text:p>
          </table:table-cell>
          <table:table-cell office:value-type="float" office:value="6.54689" calcext:value-type="float">
            <text:p>6,54689</text:p>
          </table:table-cell>
          <table:table-cell office:value-type="float" office:value="2955" calcext:value-type="float">
            <text:p>2955</text:p>
          </table:table-cell>
          <table:table-cell office:value-type="float" office:value="10.4992" calcext:value-type="float">
            <text:p>10,4992</text:p>
          </table:table-cell>
          <table:table-cell table:style-name="ce1" office:value-type="float" office:value="32029343611" calcext:value-type="float">
            <text:p>32029343611</text:p>
          </table:table-cell>
          <table:table-cell office:value-type="float" office:value="0.28972" calcext:value-type="float">
            <text:p>0,28972</text:p>
          </table:table-cell>
          <table:table-cell office:value-type="float" office:value="522" calcext:value-type="float">
            <text:p>522</text:p>
          </table:table-cell>
          <table:table-cell office:value-type="float" office:value="0.476345" calcext:value-type="float">
            <text:p>0,476345</text:p>
          </table:table-cell>
          <table:table-cell table:style-name="ce1" office:value-type="float" office:value="3293668683" calcext:value-type="float">
            <text:p>3293668683</text:p>
          </table:table-cell>
          <table:table-cell office:value-type="float" office:value="2.02046" calcext:value-type="float">
            <text:p>2,02046</text:p>
          </table:table-cell>
          <table:table-cell office:value-type="float" office:value="1018" calcext:value-type="float">
            <text:p>1018</text:p>
          </table:table-cell>
          <table:table-cell office:value-type="float" office:value="3.87287" calcext:value-type="float">
            <text:p>3,87287</text:p>
          </table:table-cell>
          <table:table-cell table:style-name="ce1" office:value-type="float" office:value="7139514885" calcext:value-type="float">
            <text:p>7139514885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166819" calcext:value-type="float">
            <text:p>0,166819</text:p>
          </table:table-cell>
          <table:table-cell table:formula="of:=([.C38]+[.C39]+[.C40]+[.C41]+[.C42])/5" office:value-type="float" office:value="528" calcext:value-type="float">
            <text:p>528</text:p>
          </table:table-cell>
          <table:table-cell table:formula="of:=([.D38]+[.D39]+[.D40]+[.D41]+[.D42])/5" office:value-type="float" office:value="0.333085" calcext:value-type="float">
            <text:p>0,333085</text:p>
          </table:table-cell>
          <table:table-cell table:style-name="ce1" table:formula="of:=([.E38]+[.E39]+[.E40]+[.E41]+[.E42])/5" office:value-type="float" office:value="3982729453" calcext:value-type="float">
            <text:p>3982729453</text:p>
          </table:table-cell>
          <table:table-cell table:formula="of:=([.F38]+[.F39]+[.F40]+[.F41]+[.F42])/5" office:value-type="float" office:value="6.54689" calcext:value-type="float">
            <text:p>6,54689</text:p>
          </table:table-cell>
          <table:table-cell table:formula="of:=([.G38]+[.G39]+[.G40]+[.G41]+[.G42])/5" office:value-type="float" office:value="2955" calcext:value-type="float">
            <text:p>2955</text:p>
          </table:table-cell>
          <table:table-cell table:formula="of:=([.H38]+[.H39]+[.H40]+[.H41]+[.H42])/5" office:value-type="float" office:value="10.4992" calcext:value-type="float">
            <text:p>10,4992</text:p>
          </table:table-cell>
          <table:table-cell table:style-name="ce1" table:formula="of:=([.I38]+[.I39]+[.I40]+[.I41]+[.I42])/5" office:value-type="float" office:value="31979204415.6" calcext:value-type="float">
            <text:p>31979204415,6</text:p>
          </table:table-cell>
          <table:table-cell table:formula="of:=([.J38]+[.J39]+[.J40]+[.J41]+[.J42])/5" office:value-type="float" office:value="0.28972" calcext:value-type="float">
            <text:p>0,28972</text:p>
          </table:table-cell>
          <table:table-cell table:formula="of:=([.K38]+[.K39]+[.K40]+[.K41]+[.K42])/5" office:value-type="float" office:value="522" calcext:value-type="float">
            <text:p>522</text:p>
          </table:table-cell>
          <table:table-cell table:formula="of:=([.L38]+[.L39]+[.L40]+[.L41]+[.L42])/5" office:value-type="float" office:value="0.476345" calcext:value-type="float">
            <text:p>0,476345</text:p>
          </table:table-cell>
          <table:table-cell table:style-name="ce1" table:formula="of:=([.M38]+[.M39]+[.M40]+[.M41]+[.M42])/5" office:value-type="float" office:value="3236906327.8" calcext:value-type="float">
            <text:p>3236906327,8</text:p>
          </table:table-cell>
          <table:table-cell table:formula="of:=([.N38]+[.N39]+[.N40]+[.N41]+[.N42])/5" office:value-type="float" office:value="2.02046" calcext:value-type="float">
            <text:p>2,02046</text:p>
          </table:table-cell>
          <table:table-cell table:formula="of:=([.O38]+[.O39]+[.O40]+[.O41]+[.O42])/5" office:value-type="float" office:value="1018" calcext:value-type="float">
            <text:p>1018</text:p>
          </table:table-cell>
          <table:table-cell table:formula="of:=([.P38]+[.P39]+[.P40]+[.P41]+[.P42])/5" office:value-type="float" office:value="3.87287" calcext:value-type="float">
            <text:p>3,87287</text:p>
          </table:table-cell>
          <table:table-cell table:style-name="ce1" table:formula="of:=([.Q38]+[.Q39]+[.Q40]+[.Q41]+[.Q42])/5" office:value-type="float" office:value="6981915173.4" calcext:value-type="float">
            <text:p>6981915173,4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89529" calcext:value-type="float">
            <text:p>0,189529</text:p>
          </table:table-cell>
          <table:table-cell office:value-type="float" office:value="384" calcext:value-type="float">
            <text:p>384</text:p>
          </table:table-cell>
          <table:table-cell office:value-type="float" office:value="0.31045" calcext:value-type="float">
            <text:p>0,31045</text:p>
          </table:table-cell>
          <table:table-cell table:style-name="ce1" office:value-type="float" office:value="3986801165" calcext:value-type="float">
            <text:p>3986801165</text:p>
          </table:table-cell>
          <table:table-cell office:value-type="float" office:value="6.32562" calcext:value-type="float">
            <text:p>6,32562</text:p>
          </table:table-cell>
          <table:table-cell office:value-type="float" office:value="2977" calcext:value-type="float">
            <text:p>2977</text:p>
          </table:table-cell>
          <table:table-cell office:value-type="float" office:value="10.3073" calcext:value-type="float">
            <text:p>10,3073</text:p>
          </table:table-cell>
          <table:table-cell table:style-name="ce1" office:value-type="float" office:value="35544843729" calcext:value-type="float">
            <text:p>35544843729</text:p>
          </table:table-cell>
          <table:table-cell office:value-type="float" office:value="0.254323" calcext:value-type="float">
            <text:p>0,254323</text:p>
          </table:table-cell>
          <table:table-cell office:value-type="float" office:value="375" calcext:value-type="float">
            <text:p>375</text:p>
          </table:table-cell>
          <table:table-cell office:value-type="float" office:value="0.388393" calcext:value-type="float">
            <text:p>0,388393</text:p>
          </table:table-cell>
          <table:table-cell table:style-name="ce1" office:value-type="float" office:value="3727703809" calcext:value-type="float">
            <text:p>3727703809</text:p>
          </table:table-cell>
          <table:table-cell office:value-type="float" office:value="1.94267" calcext:value-type="float">
            <text:p>1,94267</text:p>
          </table:table-cell>
          <table:table-cell office:value-type="float" office:value="1167" calcext:value-type="float">
            <text:p>1167</text:p>
          </table:table-cell>
          <table:table-cell office:value-type="float" office:value="4.06621" calcext:value-type="float">
            <text:p>4,06621</text:p>
          </table:table-cell>
          <table:table-cell table:style-name="ce1" office:value-type="float" office:value="7154954204" calcext:value-type="float">
            <text:p>715495420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89529" calcext:value-type="float">
            <text:p>0,189529</text:p>
          </table:table-cell>
          <table:table-cell office:value-type="float" office:value="384" calcext:value-type="float">
            <text:p>384</text:p>
          </table:table-cell>
          <table:table-cell office:value-type="float" office:value="0.31045" calcext:value-type="float">
            <text:p>0,31045</text:p>
          </table:table-cell>
          <table:table-cell table:style-name="ce1" office:value-type="float" office:value="4232902374" calcext:value-type="float">
            <text:p>4232902374</text:p>
          </table:table-cell>
          <table:table-cell office:value-type="float" office:value="6.32562" calcext:value-type="float">
            <text:p>6,32562</text:p>
          </table:table-cell>
          <table:table-cell office:value-type="float" office:value="2977" calcext:value-type="float">
            <text:p>2977</text:p>
          </table:table-cell>
          <table:table-cell office:value-type="float" office:value="10.3073" calcext:value-type="float">
            <text:p>10,3073</text:p>
          </table:table-cell>
          <table:table-cell table:style-name="ce1" office:value-type="float" office:value="35590500188" calcext:value-type="float">
            <text:p>35590500188</text:p>
          </table:table-cell>
          <table:table-cell office:value-type="float" office:value="0.254323" calcext:value-type="float">
            <text:p>0,254323</text:p>
          </table:table-cell>
          <table:table-cell office:value-type="float" office:value="375" calcext:value-type="float">
            <text:p>375</text:p>
          </table:table-cell>
          <table:table-cell office:value-type="float" office:value="0.388393" calcext:value-type="float">
            <text:p>0,388393</text:p>
          </table:table-cell>
          <table:table-cell table:style-name="ce1" office:value-type="float" office:value="3716295271" calcext:value-type="float">
            <text:p>3716295271</text:p>
          </table:table-cell>
          <table:table-cell office:value-type="float" office:value="1.94267" calcext:value-type="float">
            <text:p>1,94267</text:p>
          </table:table-cell>
          <table:table-cell office:value-type="float" office:value="1167" calcext:value-type="float">
            <text:p>1167</text:p>
          </table:table-cell>
          <table:table-cell office:value-type="float" office:value="4.06621" calcext:value-type="float">
            <text:p>4,06621</text:p>
          </table:table-cell>
          <table:table-cell table:style-name="ce1" office:value-type="float" office:value="6447354834" calcext:value-type="float">
            <text:p>644735483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89529" calcext:value-type="float">
            <text:p>0,189529</text:p>
          </table:table-cell>
          <table:table-cell office:value-type="float" office:value="384" calcext:value-type="float">
            <text:p>384</text:p>
          </table:table-cell>
          <table:table-cell office:value-type="float" office:value="0.31045" calcext:value-type="float">
            <text:p>0,31045</text:p>
          </table:table-cell>
          <table:table-cell table:style-name="ce1" office:value-type="float" office:value="4270628839" calcext:value-type="float">
            <text:p>4270628839</text:p>
          </table:table-cell>
          <table:table-cell office:value-type="float" office:value="6.32562" calcext:value-type="float">
            <text:p>6,32562</text:p>
          </table:table-cell>
          <table:table-cell office:value-type="float" office:value="2977" calcext:value-type="float">
            <text:p>2977</text:p>
          </table:table-cell>
          <table:table-cell office:value-type="float" office:value="10.3073" calcext:value-type="float">
            <text:p>10,3073</text:p>
          </table:table-cell>
          <table:table-cell table:style-name="ce1" office:value-type="float" office:value="36585961841" calcext:value-type="float">
            <text:p>36585961841</text:p>
          </table:table-cell>
          <table:table-cell office:value-type="float" office:value="0.254323" calcext:value-type="float">
            <text:p>0,254323</text:p>
          </table:table-cell>
          <table:table-cell office:value-type="float" office:value="375" calcext:value-type="float">
            <text:p>375</text:p>
          </table:table-cell>
          <table:table-cell office:value-type="float" office:value="0.388393" calcext:value-type="float">
            <text:p>0,388393</text:p>
          </table:table-cell>
          <table:table-cell table:style-name="ce1" office:value-type="float" office:value="3828185534" calcext:value-type="float">
            <text:p>3828185534</text:p>
          </table:table-cell>
          <table:table-cell office:value-type="float" office:value="1.94267" calcext:value-type="float">
            <text:p>1,94267</text:p>
          </table:table-cell>
          <table:table-cell office:value-type="float" office:value="1167" calcext:value-type="float">
            <text:p>1167</text:p>
          </table:table-cell>
          <table:table-cell office:value-type="float" office:value="4.06621" calcext:value-type="float">
            <text:p>4,06621</text:p>
          </table:table-cell>
          <table:table-cell table:style-name="ce1" office:value-type="float" office:value="7182933559" calcext:value-type="float">
            <text:p>718293355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89529" calcext:value-type="float">
            <text:p>0,189529</text:p>
          </table:table-cell>
          <table:table-cell office:value-type="float" office:value="384" calcext:value-type="float">
            <text:p>384</text:p>
          </table:table-cell>
          <table:table-cell office:value-type="float" office:value="0.31045" calcext:value-type="float">
            <text:p>0,31045</text:p>
          </table:table-cell>
          <table:table-cell table:style-name="ce1" office:value-type="float" office:value="4309092684" calcext:value-type="float">
            <text:p>4309092684</text:p>
          </table:table-cell>
          <table:table-cell office:value-type="float" office:value="6.32562" calcext:value-type="float">
            <text:p>6,32562</text:p>
          </table:table-cell>
          <table:table-cell office:value-type="float" office:value="2977" calcext:value-type="float">
            <text:p>2977</text:p>
          </table:table-cell>
          <table:table-cell office:value-type="float" office:value="10.3073" calcext:value-type="float">
            <text:p>10,3073</text:p>
          </table:table-cell>
          <table:table-cell table:style-name="ce1" office:value-type="float" office:value="36824143537" calcext:value-type="float">
            <text:p>36824143537</text:p>
          </table:table-cell>
          <table:table-cell office:value-type="float" office:value="0.254323" calcext:value-type="float">
            <text:p>0,254323</text:p>
          </table:table-cell>
          <table:table-cell office:value-type="float" office:value="375" calcext:value-type="float">
            <text:p>375</text:p>
          </table:table-cell>
          <table:table-cell office:value-type="float" office:value="0.388393" calcext:value-type="float">
            <text:p>0,388393</text:p>
          </table:table-cell>
          <table:table-cell table:style-name="ce1" office:value-type="float" office:value="3784339310" calcext:value-type="float">
            <text:p>3784339310</text:p>
          </table:table-cell>
          <table:table-cell office:value-type="float" office:value="1.94267" calcext:value-type="float">
            <text:p>1,94267</text:p>
          </table:table-cell>
          <table:table-cell office:value-type="float" office:value="1167" calcext:value-type="float">
            <text:p>1167</text:p>
          </table:table-cell>
          <table:table-cell office:value-type="float" office:value="4.06621" calcext:value-type="float">
            <text:p>4,06621</text:p>
          </table:table-cell>
          <table:table-cell table:style-name="ce1" office:value-type="float" office:value="7226510353" calcext:value-type="float">
            <text:p>7226510353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89529" calcext:value-type="float">
            <text:p>0,189529</text:p>
          </table:table-cell>
          <table:table-cell office:value-type="float" office:value="384" calcext:value-type="float">
            <text:p>384</text:p>
          </table:table-cell>
          <table:table-cell office:value-type="float" office:value="0.31045" calcext:value-type="float">
            <text:p>0,31045</text:p>
          </table:table-cell>
          <table:table-cell table:style-name="ce1" office:value-type="float" office:value="4290180684" calcext:value-type="float">
            <text:p>4290180684</text:p>
          </table:table-cell>
          <table:table-cell office:value-type="float" office:value="6.32562" calcext:value-type="float">
            <text:p>6,32562</text:p>
          </table:table-cell>
          <table:table-cell office:value-type="float" office:value="2977" calcext:value-type="float">
            <text:p>2977</text:p>
          </table:table-cell>
          <table:table-cell office:value-type="float" office:value="10.3073" calcext:value-type="float">
            <text:p>10,3073</text:p>
          </table:table-cell>
          <table:table-cell table:style-name="ce1" office:value-type="float" office:value="36245866325" calcext:value-type="float">
            <text:p>36245866325</text:p>
          </table:table-cell>
          <table:table-cell office:value-type="float" office:value="0.254323" calcext:value-type="float">
            <text:p>0,254323</text:p>
          </table:table-cell>
          <table:table-cell office:value-type="float" office:value="375" calcext:value-type="float">
            <text:p>375</text:p>
          </table:table-cell>
          <table:table-cell office:value-type="float" office:value="0.388393" calcext:value-type="float">
            <text:p>0,388393</text:p>
          </table:table-cell>
          <table:table-cell table:style-name="ce1" office:value-type="float" office:value="3909895244" calcext:value-type="float">
            <text:p>3909895244</text:p>
          </table:table-cell>
          <table:table-cell office:value-type="float" office:value="1.94267" calcext:value-type="float">
            <text:p>1,94267</text:p>
          </table:table-cell>
          <table:table-cell office:value-type="float" office:value="1167" calcext:value-type="float">
            <text:p>1167</text:p>
          </table:table-cell>
          <table:table-cell office:value-type="float" office:value="4.06621" calcext:value-type="float">
            <text:p>4,06621</text:p>
          </table:table-cell>
          <table:table-cell table:style-name="ce1" office:value-type="float" office:value="7199397032" calcext:value-type="float">
            <text:p>719939703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89529" calcext:value-type="float">
            <text:p>0,189529</text:p>
          </table:table-cell>
          <table:table-cell table:formula="of:=([.C45]+[.C46]+[.C47]+[.C48]+[.C49])/5" office:value-type="float" office:value="384" calcext:value-type="float">
            <text:p>384</text:p>
          </table:table-cell>
          <table:table-cell table:formula="of:=([.D45]+[.D46]+[.D47]+[.D48]+[.D49])/5" office:value-type="float" office:value="0.31045" calcext:value-type="float">
            <text:p>0,31045</text:p>
          </table:table-cell>
          <table:table-cell table:style-name="ce1" table:formula="of:=([.E45]+[.E46]+[.E47]+[.E48]+[.E49])/5" office:value-type="float" office:value="4217921149.2" calcext:value-type="float">
            <text:p>4217921149,2</text:p>
          </table:table-cell>
          <table:table-cell table:formula="of:=([.F45]+[.F46]+[.F47]+[.F48]+[.F49])/5" office:value-type="float" office:value="6.32562" calcext:value-type="float">
            <text:p>6,32562</text:p>
          </table:table-cell>
          <table:table-cell table:formula="of:=([.G45]+[.G46]+[.G47]+[.G48]+[.G49])/5" office:value-type="float" office:value="2977" calcext:value-type="float">
            <text:p>2977</text:p>
          </table:table-cell>
          <table:table-cell table:formula="of:=([.H45]+[.H46]+[.H47]+[.H48]+[.H49])/5" office:value-type="float" office:value="10.3073" calcext:value-type="float">
            <text:p>10,3073</text:p>
          </table:table-cell>
          <table:table-cell table:style-name="ce1" table:formula="of:=([.I45]+[.I46]+[.I47]+[.I48]+[.I49])/5" office:value-type="float" office:value="36158263124" calcext:value-type="float">
            <text:p>36158263124</text:p>
          </table:table-cell>
          <table:table-cell table:formula="of:=([.J45]+[.J46]+[.J47]+[.J48]+[.J49])/5" office:value-type="float" office:value="0.254323" calcext:value-type="float">
            <text:p>0,254323</text:p>
          </table:table-cell>
          <table:table-cell table:formula="of:=([.K45]+[.K46]+[.K47]+[.K48]+[.K49])/5" office:value-type="float" office:value="375" calcext:value-type="float">
            <text:p>375</text:p>
          </table:table-cell>
          <table:table-cell table:formula="of:=([.L45]+[.L46]+[.L47]+[.L48]+[.L49])/5" office:value-type="float" office:value="0.388393" calcext:value-type="float">
            <text:p>0,388393</text:p>
          </table:table-cell>
          <table:table-cell table:style-name="ce1" table:formula="of:=([.M45]+[.M46]+[.M47]+[.M48]+[.M49])/5" office:value-type="float" office:value="3793283833.6" calcext:value-type="float">
            <text:p>3793283833,6</text:p>
          </table:table-cell>
          <table:table-cell table:formula="of:=([.N45]+[.N46]+[.N47]+[.N48]+[.N49])/5" office:value-type="float" office:value="1.94267" calcext:value-type="float">
            <text:p>1,94267</text:p>
          </table:table-cell>
          <table:table-cell table:formula="of:=([.O45]+[.O46]+[.O47]+[.O48]+[.O49])/5" office:value-type="float" office:value="1167" calcext:value-type="float">
            <text:p>1167</text:p>
          </table:table-cell>
          <table:table-cell table:formula="of:=([.P45]+[.P46]+[.P47]+[.P48]+[.P49])/5" office:value-type="float" office:value="4.06621" calcext:value-type="float">
            <text:p>4,06621</text:p>
          </table:table-cell>
          <table:table-cell table:style-name="ce1" table:formula="of:=([.Q45]+[.Q46]+[.Q47]+[.Q48]+[.Q49])/5" office:value-type="float" office:value="7042229996.4" calcext:value-type="float">
            <text:p>7042229996,4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51413" calcext:value-type="float">
            <text:p>0,151413</text:p>
          </table:table-cell>
          <table:table-cell office:value-type="float" office:value="434" calcext:value-type="float">
            <text:p>434</text:p>
          </table:table-cell>
          <table:table-cell office:value-type="float" office:value="0.288078" calcext:value-type="float">
            <text:p>0,288078</text:p>
          </table:table-cell>
          <table:table-cell table:style-name="ce1" office:value-type="float" office:value="3999295230" calcext:value-type="float">
            <text:p>3999295230</text:p>
          </table:table-cell>
          <table:table-cell office:value-type="float" office:value="6.59066" calcext:value-type="float">
            <text:p>6,59066</text:p>
          </table:table-cell>
          <table:table-cell office:value-type="float" office:value="2939" calcext:value-type="float">
            <text:p>2939</text:p>
          </table:table-cell>
          <table:table-cell office:value-type="float" office:value="10.5215" calcext:value-type="float">
            <text:p>10,5215</text:p>
          </table:table-cell>
          <table:table-cell table:style-name="ce1" office:value-type="float" office:value="30963855491" calcext:value-type="float">
            <text:p>30963855491</text:p>
          </table:table-cell>
          <table:table-cell office:value-type="float" office:value="0.248979" calcext:value-type="float">
            <text:p>0,248979</text:p>
          </table:table-cell>
          <table:table-cell office:value-type="float" office:value="335" calcext:value-type="float">
            <text:p>335</text:p>
          </table:table-cell>
          <table:table-cell office:value-type="float" office:value="0.368748" calcext:value-type="float">
            <text:p>0,368748</text:p>
          </table:table-cell>
          <table:table-cell table:style-name="ce1" office:value-type="float" office:value="4611392405" calcext:value-type="float">
            <text:p>4611392405</text:p>
          </table:table-cell>
          <table:table-cell office:value-type="float" office:value="2.20947" calcext:value-type="float">
            <text:p>2,20947</text:p>
          </table:table-cell>
          <table:table-cell office:value-type="float" office:value="1324" calcext:value-type="float">
            <text:p>1324</text:p>
          </table:table-cell>
          <table:table-cell office:value-type="float" office:value="4.6187" calcext:value-type="float">
            <text:p>4,6187</text:p>
          </table:table-cell>
          <table:table-cell table:style-name="ce1" office:value-type="float" office:value="6279656961" calcext:value-type="float">
            <text:p>627965696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51413" calcext:value-type="float">
            <text:p>0,151413</text:p>
          </table:table-cell>
          <table:table-cell office:value-type="float" office:value="434" calcext:value-type="float">
            <text:p>434</text:p>
          </table:table-cell>
          <table:table-cell office:value-type="float" office:value="0.288078" calcext:value-type="float">
            <text:p>0,288078</text:p>
          </table:table-cell>
          <table:table-cell table:style-name="ce1" office:value-type="float" office:value="3944730758" calcext:value-type="float">
            <text:p>3944730758</text:p>
          </table:table-cell>
          <table:table-cell office:value-type="float" office:value="6.59066" calcext:value-type="float">
            <text:p>6,59066</text:p>
          </table:table-cell>
          <table:table-cell office:value-type="float" office:value="2939" calcext:value-type="float">
            <text:p>2939</text:p>
          </table:table-cell>
          <table:table-cell office:value-type="float" office:value="10.5215" calcext:value-type="float">
            <text:p>10,5215</text:p>
          </table:table-cell>
          <table:table-cell table:style-name="ce1" office:value-type="float" office:value="32067476613" calcext:value-type="float">
            <text:p>32067476613</text:p>
          </table:table-cell>
          <table:table-cell office:value-type="float" office:value="0.248979" calcext:value-type="float">
            <text:p>0,248979</text:p>
          </table:table-cell>
          <table:table-cell office:value-type="float" office:value="335" calcext:value-type="float">
            <text:p>335</text:p>
          </table:table-cell>
          <table:table-cell office:value-type="float" office:value="0.368748" calcext:value-type="float">
            <text:p>0,368748</text:p>
          </table:table-cell>
          <table:table-cell table:style-name="ce1" office:value-type="float" office:value="4606123835" calcext:value-type="float">
            <text:p>4606123835</text:p>
          </table:table-cell>
          <table:table-cell office:value-type="float" office:value="2.20947" calcext:value-type="float">
            <text:p>2,20947</text:p>
          </table:table-cell>
          <table:table-cell office:value-type="float" office:value="1324" calcext:value-type="float">
            <text:p>1324</text:p>
          </table:table-cell>
          <table:table-cell office:value-type="float" office:value="4.6187" calcext:value-type="float">
            <text:p>4,6187</text:p>
          </table:table-cell>
          <table:table-cell table:style-name="ce1" office:value-type="float" office:value="6565950718" calcext:value-type="float">
            <text:p>6565950718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51413" calcext:value-type="float">
            <text:p>0,151413</text:p>
          </table:table-cell>
          <table:table-cell office:value-type="float" office:value="434" calcext:value-type="float">
            <text:p>434</text:p>
          </table:table-cell>
          <table:table-cell office:value-type="float" office:value="0.288078" calcext:value-type="float">
            <text:p>0,288078</text:p>
          </table:table-cell>
          <table:table-cell table:style-name="ce1" office:value-type="float" office:value="3846151483" calcext:value-type="float">
            <text:p>3846151483</text:p>
          </table:table-cell>
          <table:table-cell office:value-type="float" office:value="6.59066" calcext:value-type="float">
            <text:p>6,59066</text:p>
          </table:table-cell>
          <table:table-cell office:value-type="float" office:value="2939" calcext:value-type="float">
            <text:p>2939</text:p>
          </table:table-cell>
          <table:table-cell office:value-type="float" office:value="10.5215" calcext:value-type="float">
            <text:p>10,5215</text:p>
          </table:table-cell>
          <table:table-cell table:style-name="ce1" office:value-type="float" office:value="33297533223" calcext:value-type="float">
            <text:p>33297533223</text:p>
          </table:table-cell>
          <table:table-cell office:value-type="float" office:value="0.248979" calcext:value-type="float">
            <text:p>0,248979</text:p>
          </table:table-cell>
          <table:table-cell office:value-type="float" office:value="335" calcext:value-type="float">
            <text:p>335</text:p>
          </table:table-cell>
          <table:table-cell office:value-type="float" office:value="0.368748" calcext:value-type="float">
            <text:p>0,368748</text:p>
          </table:table-cell>
          <table:table-cell table:style-name="ce1" office:value-type="float" office:value="4533161756" calcext:value-type="float">
            <text:p>4533161756</text:p>
          </table:table-cell>
          <table:table-cell office:value-type="float" office:value="2.20947" calcext:value-type="float">
            <text:p>2,20947</text:p>
          </table:table-cell>
          <table:table-cell office:value-type="float" office:value="1324" calcext:value-type="float">
            <text:p>1324</text:p>
          </table:table-cell>
          <table:table-cell office:value-type="float" office:value="4.6187" calcext:value-type="float">
            <text:p>4,6187</text:p>
          </table:table-cell>
          <table:table-cell table:style-name="ce1" office:value-type="float" office:value="6524194860" calcext:value-type="float">
            <text:p>652419486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51413" calcext:value-type="float">
            <text:p>0,151413</text:p>
          </table:table-cell>
          <table:table-cell office:value-type="float" office:value="434" calcext:value-type="float">
            <text:p>434</text:p>
          </table:table-cell>
          <table:table-cell office:value-type="float" office:value="0.288078" calcext:value-type="float">
            <text:p>0,288078</text:p>
          </table:table-cell>
          <table:table-cell table:style-name="ce1" office:value-type="float" office:value="3756253231" calcext:value-type="float">
            <text:p>3756253231</text:p>
          </table:table-cell>
          <table:table-cell office:value-type="float" office:value="6.59066" calcext:value-type="float">
            <text:p>6,59066</text:p>
          </table:table-cell>
          <table:table-cell office:value-type="float" office:value="2939" calcext:value-type="float">
            <text:p>2939</text:p>
          </table:table-cell>
          <table:table-cell office:value-type="float" office:value="10.5215" calcext:value-type="float">
            <text:p>10,5215</text:p>
          </table:table-cell>
          <table:table-cell table:style-name="ce1" office:value-type="float" office:value="31723461313" calcext:value-type="float">
            <text:p>31723461313</text:p>
          </table:table-cell>
          <table:table-cell office:value-type="float" office:value="0.248979" calcext:value-type="float">
            <text:p>0,248979</text:p>
          </table:table-cell>
          <table:table-cell office:value-type="float" office:value="335" calcext:value-type="float">
            <text:p>335</text:p>
          </table:table-cell>
          <table:table-cell office:value-type="float" office:value="0.368748" calcext:value-type="float">
            <text:p>0,368748</text:p>
          </table:table-cell>
          <table:table-cell table:style-name="ce1" office:value-type="float" office:value="4689606869" calcext:value-type="float">
            <text:p>4689606869</text:p>
          </table:table-cell>
          <table:table-cell office:value-type="float" office:value="2.20947" calcext:value-type="float">
            <text:p>2,20947</text:p>
          </table:table-cell>
          <table:table-cell office:value-type="float" office:value="1324" calcext:value-type="float">
            <text:p>1324</text:p>
          </table:table-cell>
          <table:table-cell office:value-type="float" office:value="4.6187" calcext:value-type="float">
            <text:p>4,6187</text:p>
          </table:table-cell>
          <table:table-cell table:style-name="ce1" office:value-type="float" office:value="6512547685" calcext:value-type="float">
            <text:p>651254768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51413" calcext:value-type="float">
            <text:p>0,151413</text:p>
          </table:table-cell>
          <table:table-cell office:value-type="float" office:value="434" calcext:value-type="float">
            <text:p>434</text:p>
          </table:table-cell>
          <table:table-cell office:value-type="float" office:value="0.288078" calcext:value-type="float">
            <text:p>0,288078</text:p>
          </table:table-cell>
          <table:table-cell table:style-name="ce1" office:value-type="float" office:value="3689723222" calcext:value-type="float">
            <text:p>3689723222</text:p>
          </table:table-cell>
          <table:table-cell office:value-type="float" office:value="6.59066" calcext:value-type="float">
            <text:p>6,59066</text:p>
          </table:table-cell>
          <table:table-cell office:value-type="float" office:value="2939" calcext:value-type="float">
            <text:p>2939</text:p>
          </table:table-cell>
          <table:table-cell office:value-type="float" office:value="10.5215" calcext:value-type="float">
            <text:p>10,5215</text:p>
          </table:table-cell>
          <table:table-cell table:style-name="ce1" office:value-type="float" office:value="31727482575" calcext:value-type="float">
            <text:p>31727482575</text:p>
          </table:table-cell>
          <table:table-cell office:value-type="float" office:value="0.248979" calcext:value-type="float">
            <text:p>0,248979</text:p>
          </table:table-cell>
          <table:table-cell office:value-type="float" office:value="335" calcext:value-type="float">
            <text:p>335</text:p>
          </table:table-cell>
          <table:table-cell office:value-type="float" office:value="0.368748" calcext:value-type="float">
            <text:p>0,368748</text:p>
          </table:table-cell>
          <table:table-cell table:style-name="ce1" office:value-type="float" office:value="4643330410" calcext:value-type="float">
            <text:p>4643330410</text:p>
          </table:table-cell>
          <table:table-cell office:value-type="float" office:value="2.20947" calcext:value-type="float">
            <text:p>2,20947</text:p>
          </table:table-cell>
          <table:table-cell office:value-type="float" office:value="1324" calcext:value-type="float">
            <text:p>1324</text:p>
          </table:table-cell>
          <table:table-cell office:value-type="float" office:value="4.6187" calcext:value-type="float">
            <text:p>4,6187</text:p>
          </table:table-cell>
          <table:table-cell table:style-name="ce1" office:value-type="float" office:value="6460408035" calcext:value-type="float">
            <text:p>6460408035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51413" calcext:value-type="float">
            <text:p>0,151413</text:p>
          </table:table-cell>
          <table:table-cell table:formula="of:=([.C52]+[.C53]+[.C54]+[.C55]+[.C56])/5" office:value-type="float" office:value="434" calcext:value-type="float">
            <text:p>434</text:p>
          </table:table-cell>
          <table:table-cell table:formula="of:=([.D52]+[.D53]+[.D54]+[.D55]+[.D56])/5" office:value-type="float" office:value="0.288078" calcext:value-type="float">
            <text:p>0,288078</text:p>
          </table:table-cell>
          <table:table-cell table:style-name="ce1" table:formula="of:=([.E52]+[.E53]+[.E54]+[.E55]+[.E56])/5" office:value-type="float" office:value="3847230784.8" calcext:value-type="float">
            <text:p>3847230784,8</text:p>
          </table:table-cell>
          <table:table-cell table:formula="of:=([.F52]+[.F53]+[.F54]+[.F55]+[.F56])/5" office:value-type="float" office:value="6.59066" calcext:value-type="float">
            <text:p>6,59066</text:p>
          </table:table-cell>
          <table:table-cell table:formula="of:=([.G52]+[.G53]+[.G54]+[.G55]+[.G56])/5" office:value-type="float" office:value="2939" calcext:value-type="float">
            <text:p>2939</text:p>
          </table:table-cell>
          <table:table-cell table:formula="of:=([.H52]+[.H53]+[.H54]+[.H55]+[.H56])/5" office:value-type="float" office:value="10.5215" calcext:value-type="float">
            <text:p>10,5215</text:p>
          </table:table-cell>
          <table:table-cell table:style-name="ce1" table:formula="of:=([.I52]+[.I53]+[.I54]+[.I55]+[.I56])/5" office:value-type="float" office:value="31955961843" calcext:value-type="float">
            <text:p>31955961843</text:p>
          </table:table-cell>
          <table:table-cell table:formula="of:=([.J52]+[.J53]+[.J54]+[.J55]+[.J56])/5" office:value-type="float" office:value="0.248979" calcext:value-type="float">
            <text:p>0,248979</text:p>
          </table:table-cell>
          <table:table-cell table:formula="of:=([.K52]+[.K53]+[.K54]+[.K55]+[.K56])/5" office:value-type="float" office:value="335" calcext:value-type="float">
            <text:p>335</text:p>
          </table:table-cell>
          <table:table-cell table:formula="of:=([.L52]+[.L53]+[.L54]+[.L55]+[.L56])/5" office:value-type="float" office:value="0.368748" calcext:value-type="float">
            <text:p>0,368748</text:p>
          </table:table-cell>
          <table:table-cell table:style-name="ce1" table:formula="of:=([.M52]+[.M53]+[.M54]+[.M55]+[.M56])/5" office:value-type="float" office:value="4616723055" calcext:value-type="float">
            <text:p>4616723055</text:p>
          </table:table-cell>
          <table:table-cell table:formula="of:=([.N52]+[.N53]+[.N54]+[.N55]+[.N56])/5" office:value-type="float" office:value="2.20947" calcext:value-type="float">
            <text:p>2,20947</text:p>
          </table:table-cell>
          <table:table-cell table:formula="of:=([.O52]+[.O53]+[.O54]+[.O55]+[.O56])/5" office:value-type="float" office:value="1324" calcext:value-type="float">
            <text:p>1324</text:p>
          </table:table-cell>
          <table:table-cell table:formula="of:=([.P52]+[.P53]+[.P54]+[.P55]+[.P56])/5" office:value-type="float" office:value="4.6187" calcext:value-type="float">
            <text:p>4,6187</text:p>
          </table:table-cell>
          <table:table-cell table:style-name="ce1" table:formula="of:=([.Q52]+[.Q53]+[.Q54]+[.Q55]+[.Q56])/5" office:value-type="float" office:value="6468551651.8" calcext:value-type="float">
            <text:p>6468551651,8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46151" calcext:value-type="float">
            <text:p>0,146151</text:p>
          </table:table-cell>
          <table:table-cell office:value-type="float" office:value="359" calcext:value-type="float">
            <text:p>359</text:p>
          </table:table-cell>
          <table:table-cell office:value-type="float" office:value="0.259199" calcext:value-type="float">
            <text:p>0,259199</text:p>
          </table:table-cell>
          <table:table-cell table:style-name="ce1" office:value-type="float" office:value="5299955929" calcext:value-type="float">
            <text:p>5299955929</text:p>
          </table:table-cell>
          <table:table-cell office:value-type="float" office:value="6.60758" calcext:value-type="float">
            <text:p>6,60758</text:p>
          </table:table-cell>
          <table:table-cell office:value-type="float" office:value="2962" calcext:value-type="float">
            <text:p>2962</text:p>
          </table:table-cell>
          <table:table-cell office:value-type="float" office:value="10.5692" calcext:value-type="float">
            <text:p>10,5692</text:p>
          </table:table-cell>
          <table:table-cell table:style-name="ce1" office:value-type="float" office:value="35332880738" calcext:value-type="float">
            <text:p>35332880738</text:p>
          </table:table-cell>
          <table:table-cell office:value-type="float" office:value="0.244245" calcext:value-type="float">
            <text:p>0,244245</text:p>
          </table:table-cell>
          <table:table-cell office:value-type="float" office:value="448" calcext:value-type="float">
            <text:p>448</text:p>
          </table:table-cell>
          <table:table-cell office:value-type="float" office:value="0.404414" calcext:value-type="float">
            <text:p>0,404414</text:p>
          </table:table-cell>
          <table:table-cell table:style-name="ce1" office:value-type="float" office:value="3893596203" calcext:value-type="float">
            <text:p>3893596203</text:p>
          </table:table-cell>
          <table:table-cell office:value-type="float" office:value="2.30915" calcext:value-type="float">
            <text:p>2,30915</text:p>
          </table:table-cell>
          <table:table-cell office:value-type="float" office:value="1137" calcext:value-type="float">
            <text:p>1137</text:p>
          </table:table-cell>
          <table:table-cell office:value-type="float" office:value="4.3781" calcext:value-type="float">
            <text:p>4,3781</text:p>
          </table:table-cell>
          <table:table-cell table:style-name="ce1" office:value-type="float" office:value="7521644032" calcext:value-type="float">
            <text:p>752164403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46151" calcext:value-type="float">
            <text:p>0,146151</text:p>
          </table:table-cell>
          <table:table-cell office:value-type="float" office:value="359" calcext:value-type="float">
            <text:p>359</text:p>
          </table:table-cell>
          <table:table-cell office:value-type="float" office:value="0.259199" calcext:value-type="float">
            <text:p>0,259199</text:p>
          </table:table-cell>
          <table:table-cell table:style-name="ce1" office:value-type="float" office:value="5325335926" calcext:value-type="float">
            <text:p>5325335926</text:p>
          </table:table-cell>
          <table:table-cell office:value-type="float" office:value="6.60758" calcext:value-type="float">
            <text:p>6,60758</text:p>
          </table:table-cell>
          <table:table-cell office:value-type="float" office:value="2962" calcext:value-type="float">
            <text:p>2962</text:p>
          </table:table-cell>
          <table:table-cell office:value-type="float" office:value="10.5692" calcext:value-type="float">
            <text:p>10,5692</text:p>
          </table:table-cell>
          <table:table-cell table:style-name="ce1" office:value-type="float" office:value="35990359501" calcext:value-type="float">
            <text:p>35990359501</text:p>
          </table:table-cell>
          <table:table-cell office:value-type="float" office:value="0.244245" calcext:value-type="float">
            <text:p>0,244245</text:p>
          </table:table-cell>
          <table:table-cell office:value-type="float" office:value="448" calcext:value-type="float">
            <text:p>448</text:p>
          </table:table-cell>
          <table:table-cell office:value-type="float" office:value="0.404414" calcext:value-type="float">
            <text:p>0,404414</text:p>
          </table:table-cell>
          <table:table-cell table:style-name="ce1" office:value-type="float" office:value="3796926414" calcext:value-type="float">
            <text:p>3796926414</text:p>
          </table:table-cell>
          <table:table-cell office:value-type="float" office:value="2.30915" calcext:value-type="float">
            <text:p>2,30915</text:p>
          </table:table-cell>
          <table:table-cell office:value-type="float" office:value="1137" calcext:value-type="float">
            <text:p>1137</text:p>
          </table:table-cell>
          <table:table-cell office:value-type="float" office:value="4.3781" calcext:value-type="float">
            <text:p>4,3781</text:p>
          </table:table-cell>
          <table:table-cell table:style-name="ce1" office:value-type="float" office:value="7510665054" calcext:value-type="float">
            <text:p>751066505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46151" calcext:value-type="float">
            <text:p>0,146151</text:p>
          </table:table-cell>
          <table:table-cell office:value-type="float" office:value="359" calcext:value-type="float">
            <text:p>359</text:p>
          </table:table-cell>
          <table:table-cell office:value-type="float" office:value="0.259199" calcext:value-type="float">
            <text:p>0,259199</text:p>
          </table:table-cell>
          <table:table-cell table:style-name="ce1" office:value-type="float" office:value="5166835531" calcext:value-type="float">
            <text:p>5166835531</text:p>
          </table:table-cell>
          <table:table-cell office:value-type="float" office:value="6.60758" calcext:value-type="float">
            <text:p>6,60758</text:p>
          </table:table-cell>
          <table:table-cell office:value-type="float" office:value="2962" calcext:value-type="float">
            <text:p>2962</text:p>
          </table:table-cell>
          <table:table-cell office:value-type="float" office:value="10.5692" calcext:value-type="float">
            <text:p>10,5692</text:p>
          </table:table-cell>
          <table:table-cell table:style-name="ce1" office:value-type="float" office:value="36839259555" calcext:value-type="float">
            <text:p>36839259555</text:p>
          </table:table-cell>
          <table:table-cell office:value-type="float" office:value="0.244245" calcext:value-type="float">
            <text:p>0,244245</text:p>
          </table:table-cell>
          <table:table-cell office:value-type="float" office:value="448" calcext:value-type="float">
            <text:p>448</text:p>
          </table:table-cell>
          <table:table-cell office:value-type="float" office:value="0.404414" calcext:value-type="float">
            <text:p>0,404414</text:p>
          </table:table-cell>
          <table:table-cell table:style-name="ce1" office:value-type="float" office:value="3814190785" calcext:value-type="float">
            <text:p>3814190785</text:p>
          </table:table-cell>
          <table:table-cell office:value-type="float" office:value="2.30915" calcext:value-type="float">
            <text:p>2,30915</text:p>
          </table:table-cell>
          <table:table-cell office:value-type="float" office:value="1137" calcext:value-type="float">
            <text:p>1137</text:p>
          </table:table-cell>
          <table:table-cell office:value-type="float" office:value="4.3781" calcext:value-type="float">
            <text:p>4,3781</text:p>
          </table:table-cell>
          <table:table-cell table:style-name="ce1" office:value-type="float" office:value="7537900166" calcext:value-type="float">
            <text:p>7537900166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46151" calcext:value-type="float">
            <text:p>0,146151</text:p>
          </table:table-cell>
          <table:table-cell office:value-type="float" office:value="359" calcext:value-type="float">
            <text:p>359</text:p>
          </table:table-cell>
          <table:table-cell office:value-type="float" office:value="0.259199" calcext:value-type="float">
            <text:p>0,259199</text:p>
          </table:table-cell>
          <table:table-cell table:style-name="ce1" office:value-type="float" office:value="5135303220" calcext:value-type="float">
            <text:p>5135303220</text:p>
          </table:table-cell>
          <table:table-cell office:value-type="float" office:value="6.60758" calcext:value-type="float">
            <text:p>6,60758</text:p>
          </table:table-cell>
          <table:table-cell office:value-type="float" office:value="2962" calcext:value-type="float">
            <text:p>2962</text:p>
          </table:table-cell>
          <table:table-cell office:value-type="float" office:value="10.5692" calcext:value-type="float">
            <text:p>10,5692</text:p>
          </table:table-cell>
          <table:table-cell table:style-name="ce1" office:value-type="float" office:value="36925337287" calcext:value-type="float">
            <text:p>36925337287</text:p>
          </table:table-cell>
          <table:table-cell office:value-type="float" office:value="0.244245" calcext:value-type="float">
            <text:p>0,244245</text:p>
          </table:table-cell>
          <table:table-cell office:value-type="float" office:value="448" calcext:value-type="float">
            <text:p>448</text:p>
          </table:table-cell>
          <table:table-cell office:value-type="float" office:value="0.404414" calcext:value-type="float">
            <text:p>0,404414</text:p>
          </table:table-cell>
          <table:table-cell table:style-name="ce1" office:value-type="float" office:value="3802130874" calcext:value-type="float">
            <text:p>3802130874</text:p>
          </table:table-cell>
          <table:table-cell office:value-type="float" office:value="2.30915" calcext:value-type="float">
            <text:p>2,30915</text:p>
          </table:table-cell>
          <table:table-cell office:value-type="float" office:value="1137" calcext:value-type="float">
            <text:p>1137</text:p>
          </table:table-cell>
          <table:table-cell office:value-type="float" office:value="4.3781" calcext:value-type="float">
            <text:p>4,3781</text:p>
          </table:table-cell>
          <table:table-cell table:style-name="ce1" office:value-type="float" office:value="7781374092" calcext:value-type="float">
            <text:p>7781374092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46151" calcext:value-type="float">
            <text:p>0,146151</text:p>
          </table:table-cell>
          <table:table-cell office:value-type="float" office:value="359" calcext:value-type="float">
            <text:p>359</text:p>
          </table:table-cell>
          <table:table-cell office:value-type="float" office:value="0.259199" calcext:value-type="float">
            <text:p>0,259199</text:p>
          </table:table-cell>
          <table:table-cell table:style-name="ce1" office:value-type="float" office:value="5281045981" calcext:value-type="float">
            <text:p>5281045981</text:p>
          </table:table-cell>
          <table:table-cell office:value-type="float" office:value="6.60758" calcext:value-type="float">
            <text:p>6,60758</text:p>
          </table:table-cell>
          <table:table-cell office:value-type="float" office:value="2962" calcext:value-type="float">
            <text:p>2962</text:p>
          </table:table-cell>
          <table:table-cell office:value-type="float" office:value="10.5692" calcext:value-type="float">
            <text:p>10,5692</text:p>
          </table:table-cell>
          <table:table-cell table:style-name="ce1" office:value-type="float" office:value="37455933213" calcext:value-type="float">
            <text:p>37455933213</text:p>
          </table:table-cell>
          <table:table-cell office:value-type="float" office:value="0.244245" calcext:value-type="float">
            <text:p>0,244245</text:p>
          </table:table-cell>
          <table:table-cell office:value-type="float" office:value="448" calcext:value-type="float">
            <text:p>448</text:p>
          </table:table-cell>
          <table:table-cell office:value-type="float" office:value="0.404414" calcext:value-type="float">
            <text:p>0,404414</text:p>
          </table:table-cell>
          <table:table-cell table:style-name="ce1" office:value-type="float" office:value="3756075049" calcext:value-type="float">
            <text:p>3756075049</text:p>
          </table:table-cell>
          <table:table-cell office:value-type="float" office:value="2.30915" calcext:value-type="float">
            <text:p>2,30915</text:p>
          </table:table-cell>
          <table:table-cell office:value-type="float" office:value="1137" calcext:value-type="float">
            <text:p>1137</text:p>
          </table:table-cell>
          <table:table-cell office:value-type="float" office:value="4.3781" calcext:value-type="float">
            <text:p>4,3781</text:p>
          </table:table-cell>
          <table:table-cell table:style-name="ce1" office:value-type="float" office:value="7767344689" calcext:value-type="float">
            <text:p>776734468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146151" calcext:value-type="float">
            <text:p>0,146151</text:p>
          </table:table-cell>
          <table:table-cell table:formula="of:=([.C59]+[.C60]+[.C61]+[.C62]+[.C63])/5" office:value-type="float" office:value="359" calcext:value-type="float">
            <text:p>359</text:p>
          </table:table-cell>
          <table:table-cell table:formula="of:=([.D59]+[.D60]+[.D61]+[.D62]+[.D63])/5" office:value-type="float" office:value="0.259199" calcext:value-type="float">
            <text:p>0,259199</text:p>
          </table:table-cell>
          <table:table-cell table:style-name="ce1" table:formula="of:=([.E59]+[.E60]+[.E61]+[.E62]+[.E63])/5" office:value-type="float" office:value="5241695317.4" calcext:value-type="float">
            <text:p>5241695317,4</text:p>
          </table:table-cell>
          <table:table-cell table:formula="of:=([.F59]+[.F60]+[.F61]+[.F62]+[.F63])/5" office:value-type="float" office:value="6.60758" calcext:value-type="float">
            <text:p>6,60758</text:p>
          </table:table-cell>
          <table:table-cell table:formula="of:=([.G59]+[.G60]+[.G61]+[.G62]+[.G63])/5" office:value-type="float" office:value="2962" calcext:value-type="float">
            <text:p>2962</text:p>
          </table:table-cell>
          <table:table-cell table:formula="of:=([.H59]+[.H60]+[.H61]+[.H62]+[.H63])/5" office:value-type="float" office:value="10.5692" calcext:value-type="float">
            <text:p>10,5692</text:p>
          </table:table-cell>
          <table:table-cell table:style-name="ce1" table:formula="of:=([.I59]+[.I60]+[.I61]+[.I62]+[.I63])/5" office:value-type="float" office:value="36508754058.8" calcext:value-type="float">
            <text:p>36508754058,8</text:p>
          </table:table-cell>
          <table:table-cell table:formula="of:=([.J59]+[.J60]+[.J61]+[.J62]+[.J63])/5" office:value-type="float" office:value="0.244245" calcext:value-type="float">
            <text:p>0,244245</text:p>
          </table:table-cell>
          <table:table-cell table:formula="of:=([.K59]+[.K60]+[.K61]+[.K62]+[.K63])/5" office:value-type="float" office:value="448" calcext:value-type="float">
            <text:p>448</text:p>
          </table:table-cell>
          <table:table-cell table:formula="of:=([.L59]+[.L60]+[.L61]+[.L62]+[.L63])/5" office:value-type="float" office:value="0.404414" calcext:value-type="float">
            <text:p>0,404414</text:p>
          </table:table-cell>
          <table:table-cell table:style-name="ce1" table:formula="of:=([.M59]+[.M60]+[.M61]+[.M62]+[.M63])/5" office:value-type="float" office:value="3812583865" calcext:value-type="float">
            <text:p>3812583865</text:p>
          </table:table-cell>
          <table:table-cell table:formula="of:=([.N59]+[.N60]+[.N61]+[.N62]+[.N63])/5" office:value-type="float" office:value="2.30915" calcext:value-type="float">
            <text:p>2,30915</text:p>
          </table:table-cell>
          <table:table-cell table:formula="of:=([.O59]+[.O60]+[.O61]+[.O62]+[.O63])/5" office:value-type="float" office:value="1137" calcext:value-type="float">
            <text:p>1137</text:p>
          </table:table-cell>
          <table:table-cell table:formula="of:=([.P59]+[.P60]+[.P61]+[.P62]+[.P63])/5" office:value-type="float" office:value="4.3781" calcext:value-type="float">
            <text:p>4,3781</text:p>
          </table:table-cell>
          <table:table-cell table:style-name="ce1" table:formula="of:=([.Q59]+[.Q60]+[.Q61]+[.Q62]+[.Q63])/5" office:value-type="float" office:value="7623785606.6" calcext:value-type="float">
            <text:p>7623785606,6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30" office:value-type="float" office:value="0.186999" calcext:value-type="float">
            <text:p>0,186999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0.333741" calcext:value-type="float">
            <text:p>0,333741</text:p>
          </table:table-cell>
          <table:table-cell table:style-name="ce34" office:value-type="float" office:value="2917223867" calcext:value-type="float">
            <text:p>2917223867</text:p>
          </table:table-cell>
          <table:table-cell table:style-name="ce30" office:value-type="float" office:value="6.62638" calcext:value-type="float">
            <text:p>6,62638</text:p>
          </table:table-cell>
          <table:table-cell table:style-name="ce30" office:value-type="float" office:value="2749" calcext:value-type="float">
            <text:p>2749</text:p>
          </table:table-cell>
          <table:table-cell table:style-name="ce30" office:value-type="float" office:value="10.3031" calcext:value-type="float">
            <text:p>10,3031</text:p>
          </table:table-cell>
          <table:table-cell table:style-name="ce34" office:value-type="float" office:value="33973794036" calcext:value-type="float">
            <text:p>33973794036</text:p>
          </table:table-cell>
          <table:table-cell table:style-name="ce30" office:value-type="float" office:value="0.229803" calcext:value-type="float">
            <text:p>0,229803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0.354578" calcext:value-type="float">
            <text:p>0,354578</text:p>
          </table:table-cell>
          <table:table-cell table:style-name="ce34" office:value-type="float" office:value="4129242498" calcext:value-type="float">
            <text:p>4129242498</text:p>
          </table:table-cell>
          <table:table-cell table:style-name="ce30" office:value-type="float" office:value="2.21537" calcext:value-type="float">
            <text:p>2,21537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3.81667" calcext:value-type="float">
            <text:p>3,81667</text:p>
          </table:table-cell>
          <table:table-cell table:style-name="ce34" office:value-type="float" office:value="9685678926" calcext:value-type="float">
            <text:p>9685678926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30" office:value-type="float" office:value="0.186999" calcext:value-type="float">
            <text:p>0,186999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0.333741" calcext:value-type="float">
            <text:p>0,333741</text:p>
          </table:table-cell>
          <table:table-cell table:style-name="ce34" office:value-type="float" office:value="2843041728" calcext:value-type="float">
            <text:p>2843041728</text:p>
          </table:table-cell>
          <table:table-cell table:style-name="ce30" office:value-type="float" office:value="6.62638" calcext:value-type="float">
            <text:p>6,62638</text:p>
          </table:table-cell>
          <table:table-cell table:style-name="ce30" office:value-type="float" office:value="2749" calcext:value-type="float">
            <text:p>2749</text:p>
          </table:table-cell>
          <table:table-cell table:style-name="ce30" office:value-type="float" office:value="10.3031" calcext:value-type="float">
            <text:p>10,3031</text:p>
          </table:table-cell>
          <table:table-cell table:style-name="ce34" office:value-type="float" office:value="33202995272" calcext:value-type="float">
            <text:p>33202995272</text:p>
          </table:table-cell>
          <table:table-cell table:style-name="ce30" office:value-type="float" office:value="0.229803" calcext:value-type="float">
            <text:p>0,229803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0.354578" calcext:value-type="float">
            <text:p>0,354578</text:p>
          </table:table-cell>
          <table:table-cell table:style-name="ce34" office:value-type="float" office:value="4053503447" calcext:value-type="float">
            <text:p>4053503447</text:p>
          </table:table-cell>
          <table:table-cell table:style-name="ce30" office:value-type="float" office:value="2.21537" calcext:value-type="float">
            <text:p>2,21537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3.81667" calcext:value-type="float">
            <text:p>3,81667</text:p>
          </table:table-cell>
          <table:table-cell table:style-name="ce34" office:value-type="float" office:value="10444436621" calcext:value-type="float">
            <text:p>1044443662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30" office:value-type="float" office:value="0.186999" calcext:value-type="float">
            <text:p>0,186999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0.333741" calcext:value-type="float">
            <text:p>0,333741</text:p>
          </table:table-cell>
          <table:table-cell table:style-name="ce34" office:value-type="float" office:value="2835711896" calcext:value-type="float">
            <text:p>2835711896</text:p>
          </table:table-cell>
          <table:table-cell table:style-name="ce30" office:value-type="float" office:value="6.62638" calcext:value-type="float">
            <text:p>6,62638</text:p>
          </table:table-cell>
          <table:table-cell table:style-name="ce30" office:value-type="float" office:value="2749" calcext:value-type="float">
            <text:p>2749</text:p>
          </table:table-cell>
          <table:table-cell table:style-name="ce30" office:value-type="float" office:value="10.3031" calcext:value-type="float">
            <text:p>10,3031</text:p>
          </table:table-cell>
          <table:table-cell table:style-name="ce34" office:value-type="float" office:value="33149997116" calcext:value-type="float">
            <text:p>33149997116</text:p>
          </table:table-cell>
          <table:table-cell table:style-name="ce30" office:value-type="float" office:value="0.229803" calcext:value-type="float">
            <text:p>0,229803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0.354578" calcext:value-type="float">
            <text:p>0,354578</text:p>
          </table:table-cell>
          <table:table-cell table:style-name="ce34" office:value-type="float" office:value="3999341240" calcext:value-type="float">
            <text:p>3999341240</text:p>
          </table:table-cell>
          <table:table-cell table:style-name="ce30" office:value-type="float" office:value="2.21537" calcext:value-type="float">
            <text:p>2,21537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3.81667" calcext:value-type="float">
            <text:p>3,81667</text:p>
          </table:table-cell>
          <table:table-cell table:style-name="ce34" office:value-type="float" office:value="10189093729" calcext:value-type="float">
            <text:p>1018909372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30" office:value-type="float" office:value="0.186999" calcext:value-type="float">
            <text:p>0,186999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0.333741" calcext:value-type="float">
            <text:p>0,333741</text:p>
          </table:table-cell>
          <table:table-cell table:style-name="ce34" office:value-type="float" office:value="2837590073" calcext:value-type="float">
            <text:p>2837590073</text:p>
          </table:table-cell>
          <table:table-cell table:style-name="ce30" office:value-type="float" office:value="6.62638" calcext:value-type="float">
            <text:p>6,62638</text:p>
          </table:table-cell>
          <table:table-cell table:style-name="ce30" office:value-type="float" office:value="2749" calcext:value-type="float">
            <text:p>2749</text:p>
          </table:table-cell>
          <table:table-cell table:style-name="ce30" office:value-type="float" office:value="10.3031" calcext:value-type="float">
            <text:p>10,3031</text:p>
          </table:table-cell>
          <table:table-cell table:style-name="ce34" office:value-type="float" office:value="34374468894" calcext:value-type="float">
            <text:p>34374468894</text:p>
          </table:table-cell>
          <table:table-cell table:style-name="ce30" office:value-type="float" office:value="0.229803" calcext:value-type="float">
            <text:p>0,229803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0.354578" calcext:value-type="float">
            <text:p>0,354578</text:p>
          </table:table-cell>
          <table:table-cell table:style-name="ce34" office:value-type="float" office:value="4091098252" calcext:value-type="float">
            <text:p>4091098252</text:p>
          </table:table-cell>
          <table:table-cell table:style-name="ce30" office:value-type="float" office:value="2.21537" calcext:value-type="float">
            <text:p>2,21537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3.81667" calcext:value-type="float">
            <text:p>3,81667</text:p>
          </table:table-cell>
          <table:table-cell table:style-name="ce34" office:value-type="float" office:value="9063846074" calcext:value-type="float">
            <text:p>906384607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30" office:value-type="float" office:value="0.186999" calcext:value-type="float">
            <text:p>0,186999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0.333741" calcext:value-type="float">
            <text:p>0,333741</text:p>
          </table:table-cell>
          <table:table-cell table:style-name="ce34" office:value-type="float" office:value="2793587618" calcext:value-type="float">
            <text:p>2793587618</text:p>
          </table:table-cell>
          <table:table-cell table:style-name="ce30" office:value-type="float" office:value="6.62638" calcext:value-type="float">
            <text:p>6,62638</text:p>
          </table:table-cell>
          <table:table-cell table:style-name="ce30" office:value-type="float" office:value="2749" calcext:value-type="float">
            <text:p>2749</text:p>
          </table:table-cell>
          <table:table-cell table:style-name="ce30" office:value-type="float" office:value="10.3031" calcext:value-type="float">
            <text:p>10,3031</text:p>
          </table:table-cell>
          <table:table-cell table:style-name="ce34" office:value-type="float" office:value="32861656311" calcext:value-type="float">
            <text:p>32861656311</text:p>
          </table:table-cell>
          <table:table-cell table:style-name="ce30" office:value-type="float" office:value="0.229803" calcext:value-type="float">
            <text:p>0,229803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0.354578" calcext:value-type="float">
            <text:p>0,354578</text:p>
          </table:table-cell>
          <table:table-cell table:style-name="ce34" office:value-type="float" office:value="4096287738" calcext:value-type="float">
            <text:p>4096287738</text:p>
          </table:table-cell>
          <table:table-cell table:style-name="ce30" office:value-type="float" office:value="2.21537" calcext:value-type="float">
            <text:p>2,21537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3.81667" calcext:value-type="float">
            <text:p>3,81667</text:p>
          </table:table-cell>
          <table:table-cell table:style-name="ce34" office:value-type="float" office:value="9147590744" calcext:value-type="float">
            <text:p>9147590744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31" table:formula="of:=([.B66]+[.B67]+[.B68]+[.B69]+[.B70])/5" office:value-type="float" office:value="0.186999" calcext:value-type="float">
            <text:p>0,186999</text:p>
          </table:table-cell>
          <table:table-cell table:style-name="ce31" table:formula="of:=([.C66]+[.C67]+[.C68]+[.C69]+[.C70])/5" office:value-type="float" office:value="466" calcext:value-type="float">
            <text:p>466</text:p>
          </table:table-cell>
          <table:table-cell table:style-name="ce31" table:formula="of:=([.D66]+[.D67]+[.D68]+[.D69]+[.D70])/5" office:value-type="float" office:value="0.333741" calcext:value-type="float">
            <text:p>0,333741</text:p>
          </table:table-cell>
          <table:table-cell table:style-name="ce35" table:formula="of:=([.E66]+[.E67]+[.E68]+[.E69]+[.E70])/5" office:value-type="float" office:value="2845431036.4" calcext:value-type="float">
            <text:p>2845431036,4</text:p>
          </table:table-cell>
          <table:table-cell table:style-name="ce31" table:formula="of:=([.F66]+[.F67]+[.F68]+[.F69]+[.F70])/5" office:value-type="float" office:value="6.62638" calcext:value-type="float">
            <text:p>6,62638</text:p>
          </table:table-cell>
          <table:table-cell table:style-name="ce31" table:formula="of:=([.G66]+[.G67]+[.G68]+[.G69]+[.G70])/5" office:value-type="float" office:value="2749" calcext:value-type="float">
            <text:p>2749</text:p>
          </table:table-cell>
          <table:table-cell table:style-name="ce31" table:formula="of:=([.H66]+[.H67]+[.H68]+[.H69]+[.H70])/5" office:value-type="float" office:value="10.3031" calcext:value-type="float">
            <text:p>10,3031</text:p>
          </table:table-cell>
          <table:table-cell table:style-name="ce35" table:formula="of:=([.I66]+[.I67]+[.I68]+[.I69]+[.I70])/5" office:value-type="float" office:value="33512582325.8" calcext:value-type="float">
            <text:p>33512582325,8</text:p>
          </table:table-cell>
          <table:table-cell table:style-name="ce31" table:formula="of:=([.J66]+[.J67]+[.J68]+[.J69]+[.J70])/5" office:value-type="float" office:value="0.229803" calcext:value-type="float">
            <text:p>0,229803</text:p>
          </table:table-cell>
          <table:table-cell table:style-name="ce31" table:formula="of:=([.K66]+[.K67]+[.K68]+[.K69]+[.K70])/5" office:value-type="float" office:value="349" calcext:value-type="float">
            <text:p>349</text:p>
          </table:table-cell>
          <table:table-cell table:style-name="ce31" table:formula="of:=([.L66]+[.L67]+[.L68]+[.L69]+[.L70])/5" office:value-type="float" office:value="0.354578" calcext:value-type="float">
            <text:p>0,354578</text:p>
          </table:table-cell>
          <table:table-cell table:style-name="ce35" table:formula="of:=([.M66]+[.M67]+[.M68]+[.M69]+[.M70])/5" office:value-type="float" office:value="4073894635" calcext:value-type="float">
            <text:p>4073894635</text:p>
          </table:table-cell>
          <table:table-cell table:style-name="ce31" table:formula="of:=([.N66]+[.N67]+[.N68]+[.N69]+[.N70])/5" office:value-type="float" office:value="2.21537" calcext:value-type="float">
            <text:p>2,21537</text:p>
          </table:table-cell>
          <table:table-cell table:style-name="ce31" table:formula="of:=([.O66]+[.O67]+[.O68]+[.O69]+[.O70])/5" office:value-type="float" office:value="880" calcext:value-type="float">
            <text:p>880</text:p>
          </table:table-cell>
          <table:table-cell table:style-name="ce31" table:formula="of:=([.P66]+[.P67]+[.P68]+[.P69]+[.P70])/5" office:value-type="float" office:value="3.81667" calcext:value-type="float">
            <text:p>3,81667</text:p>
          </table:table-cell>
          <table:table-cell table:style-name="ce35" table:formula="of:=([.Q66]+[.Q67]+[.Q68]+[.Q69]+[.Q70])/5" office:value-type="float" office:value="9706129218.8" calcext:value-type="float">
            <text:p>9706129218,8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17:34.7231364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6-22T11:24:13.563769077</dc:date>
    <meta:editing-duration>PT54M44S</meta:editing-duration>
    <meta:editing-cycles>9</meta:editing-cycles>
    <meta:generator>LibreOffice/6.0.7.3$Linux_X86_64 LibreOffice_project/00m0$Build-3</meta:generator>
    <meta:document-statistic meta:table-count="1" meta:cell-count="1051" meta:object-count="0"/>
  </office:meta>
</office:document-meta>
</file>